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Sprite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Sprite</text:span><text:span text:style-name="T9_2"><text:tab/></text:span><text:span text:style-name="T9_3">KEYWORD</text:span><text:span text:style-name="T9_4">1</text:span></text:p>
      <text:p text:style-name="P10"/>
      <text:p text:style-name="P11"><text:span text:style-name="T11_1">#######################################</text:span></text:p>
      <text:p text:style-name="P12"><text:span text:style-name="T12_1">#<text:s/></text:span><text:span text:style-name="T12_2">Methods</text:span><text:span text:style-name="T12_3"><text:s/></text:span><text:span text:style-name="T12_4">and</text:span><text:span text:style-name="T12_5"><text:s/></text:span><text:span text:style-name="T12_6">Functions</text:span><text:span text:style-name="T12_7"><text:s/>(</text:span><text:span text:style-name="T12_8">KEYWORD</text:span><text:span text:style-name="T12_9">2)</text:span></text:p>
      <text:p text:style-name="P13"><text:span text:style-name="T13_1">#######################################</text:span></text:p>
      <text:p text:style-name="P14"/>
      <text:p text:style-name="P15"><text:span text:style-name="T15_1">width</text:span><text:span text:style-name="T15_2"><text:tab/></text:span><text:span text:style-name="T15_3">KEYWORD</text:span><text:span text:style-name="T15_4">2</text:span></text:p>
      <text:p text:style-name="P16"><text:span text:style-name="T16_1">height</text:span><text:span text:style-name="T16_2"><text:tab/></text:span><text:span text:style-name="T16_3">KEYWORD</text:span><text:span text:style-name="T16_4">2</text:span></text:p>
      <text:p text:style-name="P17"><text:span text:style-name="T17_1">write</text:span><text:span text:style-name="T17_2"><text:tab/></text:span><text:span text:style-name="T17_3">KEYWORD</text:span><text:span text:style-name="T17_4">2</text:span></text:p>
      <text:p text:style-name="P18"><text:span text:style-name="T18_1">read</text:span><text:span text:style-name="T18_2"><text:tab/></text:span><text:span text:style-name="T18_3">KEYWORD</text:span><text:span text:style-name="T18_4">2</text:span></text:p>
      <text:p text:style-name="P19"/>
      <text:p text:style-name="P20"><text:span text:style-name="T20_1">#######################################</text:span></text:p>
      <text:p text:style-name="P21"><text:span text:style-name="T21_1">#<text:s/></text:span><text:span text:style-name="T21_2">Constants</text:span><text:span text:style-name="T21_3"><text:s/>(</text:span><text:span text:style-name="T21_4">LITERAL</text:span><text:span text:style-name="T21_5">1)</text:span></text:p>
      <text:p text:style-name="P22"><text:span text:style-name="T22_1">#######################################</text:span></text:p>
      <text:p text:style-name="P23"/>
      <text:p text:style-name="P24"><text:span text:style-name="T24_1">B</text:span><text:span text:style-name="T24_2">0<text:tab/></text:span><text:span text:style-name="T24_3">LITERAL</text:span><text:span text:style-name="T24_4">1</text:span></text:p>
      <text:p text:style-name="P25"><text:span text:style-name="T25_1">B</text:span><text:span text:style-name="T25_2">00<text:tab/></text:span><text:span text:style-name="T25_3">LITERAL</text:span><text:span text:style-name="T25_4">1</text:span></text:p>
      <text:p text:style-name="P26"><text:span text:style-name="T26_1">B</text:span><text:span text:style-name="T26_2">000<text:tab/></text:span><text:span text:style-name="T26_3">LITERAL</text:span><text:span text:style-name="T26_4">1</text:span></text:p>
      <text:p text:style-name="P27"><text:span text:style-name="T27_1">B</text:span><text:span text:style-name="T27_2">0000<text:tab/></text:span><text:span text:style-name="T27_3">LITERAL</text:span><text:span text:style-name="T27_4">1</text:span></text:p>
      <text:p text:style-name="P28"><text:span text:style-name="T28_1">B</text:span><text:span text:style-name="T28_2">00000<text:tab/></text:span><text:span text:style-name="T28_3">LITERAL</text:span><text:span text:style-name="T28_4">1</text:span></text:p>
      <text:p text:style-name="P29"><text:span text:style-name="T29_1">B</text:span><text:span text:style-name="T29_2">000000<text:tab/></text:span><text:span text:style-name="T29_3">LITERAL</text:span><text:span text:style-name="T29_4">1</text:span></text:p>
      <text:p text:style-name="P30"><text:span text:style-name="T30_1">B</text:span><text:span text:style-name="T30_2">0000000<text:tab/></text:span><text:span text:style-name="T30_3">LITERAL</text:span><text:span text:style-name="T30_4">1</text:span></text:p>
      <text:p text:style-name="P31"><text:span text:style-name="T31_1">B</text:span><text:span text:style-name="T31_2">00000000<text:tab/></text:span><text:span text:style-name="T31_3">LITERAL</text:span><text:span text:style-name="T31_4">1</text:span></text:p>
      <text:p text:style-name="P32"><text:span text:style-name="T32_1">B</text:span><text:span text:style-name="T32_2">1<text:tab/></text:span><text:span text:style-name="T32_3">LITERAL</text:span><text:span text:style-name="T32_4">1</text:span></text:p>
      <text:p text:style-name="P33"><text:span text:style-name="T33_1">B</text:span><text:span text:style-name="T33_2">01<text:tab/></text:span><text:span text:style-name="T33_3">LITERAL</text:span><text:span text:style-name="T33_4">1</text:span></text:p>
      <text:p text:style-name="P34"><text:span text:style-name="T34_1">B</text:span><text:span text:style-name="T34_2">001<text:tab/></text:span><text:span text:style-name="T34_3">LITERAL</text:span><text:span text:style-name="T34_4">1</text:span></text:p>
      <text:p text:style-name="P35"><text:span text:style-name="T35_1">B</text:span><text:span text:style-name="T35_2">0001<text:tab/></text:span><text:span text:style-name="T35_3">LITERAL</text:span><text:span text:style-name="T35_4">1</text:span></text:p>
      <text:p text:style-name="P36"><text:span text:style-name="T36_1">B</text:span><text:span text:style-name="T36_2">00001<text:tab/></text:span><text:span text:style-name="T36_3">LITERAL</text:span><text:span text:style-name="T36_4">1</text:span></text:p>
      <text:p text:style-name="P37"><text:span text:style-name="T37_1">B</text:span><text:span text:style-name="T37_2">000001<text:tab/></text:span><text:span text:style-name="T37_3">LITERAL</text:span><text:span text:style-name="T37_4">1</text:span></text:p>
      <text:p text:style-name="P38"><text:span text:style-name="T38_1">B</text:span><text:span text:style-name="T38_2">0000001<text:tab/></text:span><text:span text:style-name="T38_3">LITERAL</text:span><text:span text:style-name="T38_4">1</text:span></text:p>
      <text:p text:style-name="P39"><text:span text:style-name="T39_1">B</text:span><text:span text:style-name="T39_2">00000001<text:tab/></text:span><text:span text:style-name="T39_3">LITERAL</text:span><text:span text:style-name="T39_4">1</text:span></text:p>
      <text:p text:style-name="P40"><text:span text:style-name="T40_1">B</text:span><text:span text:style-name="T40_2">10<text:tab/></text:span><text:span text:style-name="T40_3">LITERAL</text:span><text:span text:style-name="T40_4">1</text:span></text:p>
      <text:p text:style-name="P41"><text:span text:style-name="T41_1">B</text:span><text:span text:style-name="T41_2">010<text:tab/></text:span><text:span text:style-name="T41_3">LITERAL</text:span><text:span text:style-name="T41_4">1</text:span></text:p>
      <text:p text:style-name="P42"><text:span text:style-name="T42_1">B</text:span><text:span text:style-name="T42_2">0010<text:tab/></text:span><text:span text:style-name="T42_3">LITERAL</text:span><text:span text:style-name="T42_4">1</text:span></text:p>
      <text:p text:style-name="P43"><text:span text:style-name="T43_1">B</text:span><text:span text:style-name="T43_2">00010<text:tab/></text:span><text:span text:style-name="T43_3">LITERAL</text:span><text:span text:style-name="T43_4">1</text:span></text:p>
      <text:p text:style-name="P44"><text:span text:style-name="T44_1">B</text:span><text:span text:style-name="T44_2">000010<text:tab/></text:span><text:span text:style-name="T44_3">LITERAL</text:span><text:span text:style-name="T44_4">1</text:span></text:p>
      <text:p text:style-name="P45"><text:span text:style-name="T45_1">B</text:span><text:span text:style-name="T45_2">0000010<text:tab/></text:span><text:span text:style-name="T45_3">LITERAL</text:span><text:span text:style-name="T45_4">1</text:span></text:p>
      <text:p text:style-name="P46"><text:span text:style-name="T46_1">B</text:span><text:span text:style-name="T46_2">00000010<text:tab/></text:span><text:span text:style-name="T46_3">LITERAL</text:span><text:span text:style-name="T46_4">1</text:span></text:p>
      <text:p text:style-name="P47"><text:span text:style-name="T47_1">B</text:span><text:span text:style-name="T47_2">11<text:tab/></text:span><text:span text:style-name="T47_3">LITERAL</text:span><text:span text:style-name="T47_4">1</text:span></text:p>
      <text:p text:style-name="P48"><text:span text:style-name="T48_1">B</text:span><text:span text:style-name="T48_2">011<text:tab/></text:span><text:span text:style-name="T48_3">LITERAL</text:span><text:span text:style-name="T48_4">1</text:span></text:p>
      <text:p text:style-name="P49"><text:span text:style-name="T49_1">B</text:span><text:span text:style-name="T49_2">0011<text:tab/></text:span><text:span text:style-name="T49_3">LITERAL</text:span><text:span text:style-name="T49_4">1</text:span></text:p>
      <text:p text:style-name="P50"><text:span text:style-name="T50_1">B</text:span><text:span text:style-name="T50_2">00011<text:tab/></text:span><text:span text:style-name="T50_3">LITERAL</text:span><text:span text:style-name="T50_4">1</text:span></text:p>
      <text:p text:style-name="P51"><text:span text:style-name="T51_1">B</text:span><text:span text:style-name="T51_2">000011<text:tab/></text:span><text:span text:style-name="T51_3">LITERAL</text:span><text:span text:style-name="T51_4">1</text:span></text:p>
      <text:p text:style-name="P52"><text:span text:style-name="T52_1">B</text:span><text:span text:style-name="T52_2">0000011<text:tab/></text:span><text:span text:style-name="T52_3">LITERAL</text:span><text:span text:style-name="T52_4">1</text:span></text:p>
      <text:p text:style-name="P53"><text:span text:style-name="T53_1">B</text:span><text:span text:style-name="T53_2">00000011<text:tab/></text:span><text:span text:style-name="T53_3">LITERAL</text:span><text:span text:style-name="T53_4">1</text:span></text:p>
      <text:p text:style-name="P54"><text:span text:style-name="T54_1">B</text:span><text:span text:style-name="T54_2">100<text:tab/></text:span><text:span text:style-name="T54_3">LITERAL</text:span><text:span text:style-name="T54_4">1</text:span></text:p>
      <text:p text:style-name="P55"><text:span text:style-name="T55_1">B</text:span><text:span text:style-name="T55_2">0100<text:tab/></text:span><text:span text:style-name="T55_3">LITERAL</text:span><text:span text:style-name="T55_4">1</text:span></text:p>
      <text:p text:style-name="P56"><text:span text:style-name="T56_1">B</text:span><text:span text:style-name="T56_2">00100<text:tab/></text:span><text:span text:style-name="T56_3">LITERAL</text:span><text:span text:style-name="T56_4">1</text:span></text:p>
      <text:p text:style-name="P57"><text:span text:style-name="T57_1">B</text:span><text:span text:style-name="T57_2">000100<text:tab/></text:span><text:span text:style-name="T57_3">LITERAL</text:span><text:span text:style-name="T57_4">1</text:span></text:p>
      <text:p text:style-name="P58"><text:span text:style-name="T58_1">B</text:span><text:span text:style-name="T58_2">0000100<text:tab/></text:span><text:span text:style-name="T58_3">LITERAL</text:span><text:span text:style-name="T58_4">1</text:span></text:p>
      <text:p text:style-name="P59"><text:span text:style-name="T59_1">B</text:span><text:span text:style-name="T59_2">00000100<text:tab/></text:span><text:span text:style-name="T59_3">LITERAL</text:span><text:span text:style-name="T59_4">1</text:span></text:p>
      <text:p text:style-name="P60"><text:span text:style-name="T60_1">B</text:span><text:span text:style-name="T60_2">101<text:tab/></text:span><text:span text:style-name="T60_3">LITERAL</text:span><text:span text:style-name="T60_4">1</text:span></text:p>
      <text:p text:style-name="P61"><text:span text:style-name="T61_1">B</text:span><text:span text:style-name="T61_2">0101<text:tab/></text:span><text:span text:style-name="T61_3">LITERAL</text:span><text:span text:style-name="T61_4">1</text:span></text:p>
      <text:p text:style-name="P62"><text:span text:style-name="T62_1">B</text:span><text:span text:style-name="T62_2">00101<text:tab/></text:span><text:span text:style-name="T62_3">LITERAL</text:span><text:span text:style-name="T62_4">1</text:span></text:p>
      <text:p text:style-name="P63"><text:span text:style-name="T63_1">B</text:span><text:span text:style-name="T63_2">000101<text:tab/></text:span><text:span text:style-name="T63_3">LITERAL</text:span><text:span text:style-name="T63_4">1</text:span></text:p>
      <text:p text:style-name="P64"><text:span text:style-name="T64_1">B</text:span><text:span text:style-name="T64_2">0000101<text:tab/></text:span><text:span text:style-name="T64_3">LITERAL</text:span><text:span text:style-name="T64_4">1</text:span></text:p>
      <text:p text:style-name="P65"><text:span text:style-name="T65_1">B</text:span><text:span text:style-name="T65_2">00000101<text:tab/></text:span><text:span text:style-name="T65_3">LITERAL</text:span><text:span text:style-name="T65_4">1</text:span></text:p>
      <text:p text:style-name="P66"><text:span text:style-name="T66_1">B</text:span><text:span text:style-name="T66_2">110<text:tab/></text:span><text:span text:style-name="T66_3">LITERAL</text:span><text:span text:style-name="T66_4">1</text:span></text:p>
      <text:p text:style-name="P67"><text:span text:style-name="T67_1">B</text:span><text:span text:style-name="T67_2">0110<text:tab/></text:span><text:span text:style-name="T67_3">LITERAL</text:span><text:span text:style-name="T67_4">1</text:span></text:p>
      <text:p text:style-name="P68"><text:span text:style-name="T68_1">B</text:span><text:span text:style-name="T68_2">00110<text:tab/></text:span><text:span text:style-name="T68_3">LITERAL</text:span><text:span text:style-name="T68_4">1</text:span></text:p>
      <text:p text:style-name="P69"><text:span text:style-name="T69_1">B</text:span><text:span text:style-name="T69_2">000110<text:tab/></text:span><text:span text:style-name="T69_3">LITERAL</text:span><text:span text:style-name="T69_4">1</text:span></text:p>
      <text:p text:style-name="P70"><text:span text:style-name="T70_1">B</text:span><text:span text:style-name="T70_2">0000110<text:tab/></text:span><text:span text:style-name="T70_3">LITERAL</text:span><text:span text:style-name="T70_4">1</text:span></text:p>
      <text:p text:style-name="P71"><text:span text:style-name="T71_1">B</text:span><text:span text:style-name="T71_2">00000110<text:tab/></text:span><text:span text:style-name="T71_3">LITERAL</text:span><text:span text:style-name="T71_4">1</text:span></text:p>
      <text:p text:style-name="P72"><text:span text:style-name="T72_1">B</text:span><text:span text:style-name="T72_2">111<text:tab/></text:span><text:span text:style-name="T72_3">LITERAL</text:span><text:span text:style-name="T72_4">1</text:span></text:p>
      <text:p text:style-name="P73"><text:span text:style-name="T73_1">B</text:span><text:span text:style-name="T73_2">0111<text:tab/></text:span><text:span text:style-name="T73_3">LITERAL</text:span><text:span text:style-name="T73_4">1</text:span></text:p>
      <text:p text:style-name="P74"><text:span text:style-name="T74_1">B</text:span><text:span text:style-name="T74_2">00111<text:tab/></text:span><text:span text:style-name="T74_3">LITERAL</text:span><text:span text:style-name="T74_4">1</text:span></text:p>
      <text:p text:style-name="P75"><text:span text:style-name="T75_1">B</text:span><text:span text:style-name="T75_2">000111<text:tab/></text:span><text:span text:style-name="T75_3">LITERAL</text:span><text:span text:style-name="T75_4">1</text:span></text:p>
      <text:p text:style-name="P76"><text:span text:style-name="T76_1">B</text:span><text:span text:style-name="T76_2">0000111<text:tab/></text:span><text:span text:style-name="T76_3">LITERAL</text:span><text:span text:style-name="T76_4">1</text:span></text:p>
      <text:p text:style-name="P77"><text:span text:style-name="T77_1">B</text:span><text:span text:style-name="T77_2">00000111<text:tab/></text:span><text:span text:style-name="T77_3">LITERAL</text:span><text:span text:style-name="T77_4">1</text:span></text:p>
      <text:p text:style-name="P78"><text:span text:style-name="T78_1">B</text:span><text:span text:style-name="T78_2">1000<text:tab/></text:span><text:span text:style-name="T78_3">LITERAL</text:span><text:span text:style-name="T78_4">1</text:span></text:p>
      <text:p text:style-name="P79"><text:span text:style-name="T79_1">B</text:span><text:span text:style-name="T79_2">01000<text:tab/></text:span><text:span text:style-name="T79_3">LITERAL</text:span><text:span text:style-name="T79_4">1</text:span></text:p>
      <text:p text:style-name="P80"><text:span text:style-name="T80_1">B</text:span><text:span text:style-name="T80_2">001000<text:tab/></text:span><text:span text:style-name="T80_3">LITERAL</text:span><text:span text:style-name="T80_4">1</text:span></text:p>
      <text:p text:style-name="P81"><text:span text:style-name="T81_1">B</text:span><text:span text:style-name="T81_2">0001000<text:tab/></text:span><text:span text:style-name="T81_3">LITERAL</text:span><text:span text:style-name="T81_4">1</text:span></text:p>
      <text:p text:style-name="P82"><text:span text:style-name="T82_1">B</text:span><text:span text:style-name="T82_2">00001000<text:tab/></text:span><text:span text:style-name="T82_3">LITERAL</text:span><text:span text:style-name="T82_4">1</text:span></text:p>
      <text:p text:style-name="P83"><text:span text:style-name="T83_1">B</text:span><text:span text:style-name="T83_2">1001<text:tab/></text:span><text:span text:style-name="T83_3">LITERAL</text:span><text:span text:style-name="T83_4">1</text:span></text:p>
      <text:p text:style-name="P84"><text:span text:style-name="T84_1">B</text:span><text:span text:style-name="T84_2">01001<text:tab/></text:span><text:span text:style-name="T84_3">LITERAL</text:span><text:span text:style-name="T84_4">1</text:span></text:p>
      <text:p text:style-name="P85"><text:span text:style-name="T85_1">B</text:span><text:span text:style-name="T85_2">001001<text:tab/></text:span><text:span text:style-name="T85_3">LITERAL</text:span><text:span text:style-name="T85_4">1</text:span></text:p>
      <text:p text:style-name="P86"><text:span text:style-name="T86_1">B</text:span><text:span text:style-name="T86_2">0001001<text:tab/></text:span><text:span text:style-name="T86_3">LITERAL</text:span><text:span text:style-name="T86_4">1</text:span></text:p>
      <text:p text:style-name="P87"><text:span text:style-name="T87_1">B</text:span><text:span text:style-name="T87_2">00001001<text:tab/></text:span><text:span text:style-name="T87_3">LITERAL</text:span><text:span text:style-name="T87_4">1</text:span></text:p>
      <text:p text:style-name="P88"><text:span text:style-name="T88_1">B</text:span><text:span text:style-name="T88_2">1010<text:tab/></text:span><text:span text:style-name="T88_3">LITERAL</text:span><text:span text:style-name="T88_4">1</text:span></text:p>
      <text:p text:style-name="P89"><text:span text:style-name="T89_1">B</text:span><text:span text:style-name="T89_2">01010<text:tab/></text:span><text:span text:style-name="T89_3">LITERAL</text:span><text:span text:style-name="T89_4">1</text:span></text:p>
      <text:p text:style-name="P90"><text:span text:style-name="T90_1">B</text:span><text:span text:style-name="T90_2">001010<text:tab/></text:span><text:span text:style-name="T90_3">LITERAL</text:span><text:span text:style-name="T90_4">1</text:span></text:p>
      <text:p text:style-name="P91"><text:span text:style-name="T91_1">B</text:span><text:span text:style-name="T91_2">0001010<text:tab/></text:span><text:span text:style-name="T91_3">LITERAL</text:span><text:span text:style-name="T91_4">1</text:span></text:p>
      <text:p text:style-name="P92"><text:span text:style-name="T92_1">B</text:span><text:span text:style-name="T92_2">00001010<text:tab/></text:span><text:span text:style-name="T92_3">LITERAL</text:span><text:span text:style-name="T92_4">1</text:span></text:p>
      <text:p text:style-name="P93"><text:span text:style-name="T93_1">B</text:span><text:span text:style-name="T93_2">1011<text:tab/></text:span><text:span text:style-name="T93_3">LITERAL</text:span><text:span text:style-name="T93_4">1</text:span></text:p>
      <text:p text:style-name="P94"><text:span text:style-name="T94_1">B</text:span><text:span text:style-name="T94_2">01011<text:tab/></text:span><text:span text:style-name="T94_3">LITERAL</text:span><text:span text:style-name="T94_4">1</text:span></text:p>
      <text:p text:style-name="P95"><text:span text:style-name="T95_1">B</text:span><text:span text:style-name="T95_2">001011<text:tab/></text:span><text:span text:style-name="T95_3">LITERAL</text:span><text:span text:style-name="T95_4">1</text:span></text:p>
      <text:p text:style-name="P96"><text:span text:style-name="T96_1">B</text:span><text:span text:style-name="T96_2">0001011<text:tab/></text:span><text:span text:style-name="T96_3">LITERAL</text:span><text:span text:style-name="T96_4">1</text:span></text:p>
      <text:p text:style-name="P97"><text:span text:style-name="T97_1">B</text:span><text:span text:style-name="T97_2">00001011<text:tab/></text:span><text:span text:style-name="T97_3">LITERAL</text:span><text:span text:style-name="T97_4">1</text:span></text:p>
      <text:p text:style-name="P98"><text:span text:style-name="T98_1">B</text:span><text:span text:style-name="T98_2">1100<text:tab/></text:span><text:span text:style-name="T98_3">LITERAL</text:span><text:span text:style-name="T98_4">1</text:span></text:p>
      <text:p text:style-name="P99"><text:span text:style-name="T99_1">B</text:span><text:span text:style-name="T99_2">01100<text:tab/></text:span><text:span text:style-name="T99_3">LITERAL</text:span><text:span text:style-name="T99_4">1</text:span></text:p>
      <text:p text:style-name="P100"><text:span text:style-name="T100_1">B</text:span><text:span text:style-name="T100_2">001100<text:tab/></text:span><text:span text:style-name="T100_3">LITERAL</text:span><text:span text:style-name="T100_4">1</text:span></text:p>
      <text:p text:style-name="P101"><text:span text:style-name="T101_1">B</text:span><text:span text:style-name="T101_2">0001100<text:tab/></text:span><text:span text:style-name="T101_3">LITERAL</text:span><text:span text:style-name="T101_4">1</text:span></text:p>
      <text:p text:style-name="P102"><text:span text:style-name="T102_1">B</text:span><text:span text:style-name="T102_2">00001100<text:tab/></text:span><text:span text:style-name="T102_3">LITERAL</text:span><text:span text:style-name="T102_4">1</text:span></text:p>
      <text:p text:style-name="P103"><text:span text:style-name="T103_1">B</text:span><text:span text:style-name="T103_2">1101<text:tab/></text:span><text:span text:style-name="T103_3">LITERAL</text:span><text:span text:style-name="T103_4">1</text:span></text:p>
      <text:p text:style-name="P104"><text:span text:style-name="T104_1">B</text:span><text:span text:style-name="T104_2">01101<text:tab/></text:span><text:span text:style-name="T104_3">LITERAL</text:span><text:span text:style-name="T104_4">1</text:span></text:p>
      <text:p text:style-name="P105"><text:span text:style-name="T105_1">B</text:span><text:span text:style-name="T105_2">001101<text:tab/></text:span><text:span text:style-name="T105_3">LITERAL</text:span><text:span text:style-name="T105_4">1</text:span></text:p>
      <text:p text:style-name="P106"><text:span text:style-name="T106_1">B</text:span><text:span text:style-name="T106_2">0001101<text:tab/></text:span><text:span text:style-name="T106_3">LITERAL</text:span><text:span text:style-name="T106_4">1</text:span></text:p>
      <text:p text:style-name="P107"><text:span text:style-name="T107_1">B</text:span><text:span text:style-name="T107_2">00001101<text:tab/></text:span><text:span text:style-name="T107_3">LITERAL</text:span><text:span text:style-name="T107_4">1</text:span></text:p>
      <text:p text:style-name="P108"><text:span text:style-name="T108_1">B</text:span><text:span text:style-name="T108_2">1110<text:tab/></text:span><text:span text:style-name="T108_3">LITERAL</text:span><text:span text:style-name="T108_4">1</text:span></text:p>
      <text:p text:style-name="P109"><text:span text:style-name="T109_1">B</text:span><text:span text:style-name="T109_2">01110<text:tab/></text:span><text:span text:style-name="T109_3">LITERAL</text:span><text:span text:style-name="T109_4">1</text:span></text:p>
      <text:p text:style-name="P110"><text:span text:style-name="T110_1">B</text:span><text:span text:style-name="T110_2">001110<text:tab/></text:span><text:span text:style-name="T110_3">LITERAL</text:span><text:span text:style-name="T110_4">1</text:span></text:p>
      <text:p text:style-name="P111"><text:span text:style-name="T111_1">B</text:span><text:span text:style-name="T111_2">0001110<text:tab/></text:span><text:span text:style-name="T111_3">LITERAL</text:span><text:span text:style-name="T111_4">1</text:span></text:p>
      <text:p text:style-name="P112"><text:span text:style-name="T112_1">B</text:span><text:span text:style-name="T112_2">00001110<text:tab/></text:span><text:span text:style-name="T112_3">LITERAL</text:span><text:span text:style-name="T112_4">1</text:span></text:p>
      <text:p text:style-name="P113"><text:span text:style-name="T113_1">B</text:span><text:span text:style-name="T113_2">1111<text:tab/></text:span><text:span text:style-name="T113_3">LITERAL</text:span><text:span text:style-name="T113_4">1</text:span></text:p>
      <text:p text:style-name="P114"><text:span text:style-name="T114_1">B</text:span><text:span text:style-name="T114_2">01111<text:tab/></text:span><text:span text:style-name="T114_3">LITERAL</text:span><text:span text:style-name="T114_4">1</text:span></text:p>
      <text:p text:style-name="P115"><text:span text:style-name="T115_1">B</text:span><text:span text:style-name="T115_2">001111<text:tab/></text:span><text:span text:style-name="T115_3">LITERAL</text:span><text:span text:style-name="T115_4">1</text:span></text:p>
      <text:p text:style-name="P116"><text:span text:style-name="T116_1">B</text:span><text:span text:style-name="T116_2">0001111<text:tab/></text:span><text:span text:style-name="T116_3">LITERAL</text:span><text:span text:style-name="T116_4">1</text:span></text:p>
      <text:p text:style-name="P117"><text:span text:style-name="T117_1">B</text:span><text:span text:style-name="T117_2">00001111<text:tab/></text:span><text:span text:style-name="T117_3">LITERAL</text:span><text:span text:style-name="T117_4">1</text:span></text:p>
      <text:p text:style-name="P118"><text:span text:style-name="T118_1">B</text:span><text:span text:style-name="T118_2">10000<text:tab/></text:span><text:span text:style-name="T118_3">LITERAL</text:span><text:span text:style-name="T118_4">1</text:span></text:p>
      <text:p text:style-name="P119"><text:span text:style-name="T119_1">B</text:span><text:span text:style-name="T119_2">010000<text:tab/></text:span><text:span text:style-name="T119_3">LITERAL</text:span><text:span text:style-name="T119_4">1</text:span></text:p>
      <text:p text:style-name="P120"><text:span text:style-name="T120_1">B</text:span><text:span text:style-name="T120_2">0010000<text:tab/></text:span><text:span text:style-name="T120_3">LITERAL</text:span><text:span text:style-name="T120_4">1</text:span></text:p>
      <text:p text:style-name="P121"><text:span text:style-name="T121_1">B</text:span><text:span text:style-name="T121_2">00010000<text:tab/></text:span><text:span text:style-name="T121_3">LITERAL</text:span><text:span text:style-name="T121_4">1</text:span></text:p>
      <text:p text:style-name="P122"><text:span text:style-name="T122_1">B</text:span><text:span text:style-name="T122_2">10001<text:tab/></text:span><text:span text:style-name="T122_3">LITERAL</text:span><text:span text:style-name="T122_4">1</text:span></text:p>
      <text:p text:style-name="P123"><text:span text:style-name="T123_1">B</text:span><text:span text:style-name="T123_2">010001<text:tab/></text:span><text:span text:style-name="T123_3">LITERAL</text:span><text:span text:style-name="T123_4">1</text:span></text:p>
      <text:p text:style-name="P124"><text:span text:style-name="T124_1">B</text:span><text:span text:style-name="T124_2">0010001<text:tab/></text:span><text:span text:style-name="T124_3">LITERAL</text:span><text:span text:style-name="T124_4">1</text:span></text:p>
      <text:p text:style-name="P125"><text:span text:style-name="T125_1">B</text:span><text:span text:style-name="T125_2">00010001<text:tab/></text:span><text:span text:style-name="T125_3">LITERAL</text:span><text:span text:style-name="T125_4">1</text:span></text:p>
      <text:p text:style-name="P126"><text:span text:style-name="T126_1">B</text:span><text:span text:style-name="T126_2">10010<text:tab/></text:span><text:span text:style-name="T126_3">LITERAL</text:span><text:span text:style-name="T126_4">1</text:span></text:p>
      <text:p text:style-name="P127"><text:span text:style-name="T127_1">B</text:span><text:span text:style-name="T127_2">010010<text:tab/></text:span><text:span text:style-name="T127_3">LITERAL</text:span><text:span text:style-name="T127_4">1</text:span></text:p>
      <text:p text:style-name="P128"><text:span text:style-name="T128_1">B</text:span><text:span text:style-name="T128_2">0010010<text:tab/></text:span><text:span text:style-name="T128_3">LITERAL</text:span><text:span text:style-name="T128_4">1</text:span></text:p>
      <text:p text:style-name="P129"><text:span text:style-name="T129_1">B</text:span><text:span text:style-name="T129_2">00010010<text:tab/></text:span><text:span text:style-name="T129_3">LITERAL</text:span><text:span text:style-name="T129_4">1</text:span></text:p>
      <text:p text:style-name="P130"><text:span text:style-name="T130_1">B</text:span><text:span text:style-name="T130_2">10011<text:tab/></text:span><text:span text:style-name="T130_3">LITERAL</text:span><text:span text:style-name="T130_4">1</text:span></text:p>
      <text:p text:style-name="P131"><text:span text:style-name="T131_1">B</text:span><text:span text:style-name="T131_2">010011<text:tab/></text:span><text:span text:style-name="T131_3">LITERAL</text:span><text:span text:style-name="T131_4">1</text:span></text:p>
      <text:p text:style-name="P132"><text:span text:style-name="T132_1">B</text:span><text:span text:style-name="T132_2">0010011<text:tab/></text:span><text:span text:style-name="T132_3">LITERAL</text:span><text:span text:style-name="T132_4">1</text:span></text:p>
      <text:p text:style-name="P133"><text:span text:style-name="T133_1">B</text:span><text:span text:style-name="T133_2">00010011<text:tab/></text:span><text:span text:style-name="T133_3">LITERAL</text:span><text:span text:style-name="T133_4">1</text:span></text:p>
      <text:p text:style-name="P134"><text:span text:style-name="T134_1">B</text:span><text:span text:style-name="T134_2">10100<text:tab/></text:span><text:span text:style-name="T134_3">LITERAL</text:span><text:span text:style-name="T134_4">1</text:span></text:p>
      <text:p text:style-name="P135"><text:span text:style-name="T135_1">B</text:span><text:span text:style-name="T135_2">010100<text:tab/></text:span><text:span text:style-name="T135_3">LITERAL</text:span><text:span text:style-name="T135_4">1</text:span></text:p>
      <text:p text:style-name="P136"><text:span text:style-name="T136_1">B</text:span><text:span text:style-name="T136_2">0010100<text:tab/></text:span><text:span text:style-name="T136_3">LITERAL</text:span><text:span text:style-name="T136_4">1</text:span></text:p>
      <text:p text:style-name="P137"><text:span text:style-name="T137_1">B</text:span><text:span text:style-name="T137_2">00010100<text:tab/></text:span><text:span text:style-name="T137_3">LITERAL</text:span><text:span text:style-name="T137_4">1</text:span></text:p>
      <text:p text:style-name="P138"><text:span text:style-name="T138_1">B</text:span><text:span text:style-name="T138_2">10101<text:tab/></text:span><text:span text:style-name="T138_3">LITERAL</text:span><text:span text:style-name="T138_4">1</text:span></text:p>
      <text:p text:style-name="P139"><text:span text:style-name="T139_1">B</text:span><text:span text:style-name="T139_2">010101<text:tab/></text:span><text:span text:style-name="T139_3">LITERAL</text:span><text:span text:style-name="T139_4">1</text:span></text:p>
      <text:p text:style-name="P140"><text:span text:style-name="T140_1">B</text:span><text:span text:style-name="T140_2">0010101<text:tab/></text:span><text:span text:style-name="T140_3">LITERAL</text:span><text:span text:style-name="T140_4">1</text:span></text:p>
      <text:p text:style-name="P141"><text:span text:style-name="T141_1">B</text:span><text:span text:style-name="T141_2">00010101<text:tab/></text:span><text:span text:style-name="T141_3">LITERAL</text:span><text:span text:style-name="T141_4">1</text:span></text:p>
      <text:p text:style-name="P142"><text:span text:style-name="T142_1">B</text:span><text:span text:style-name="T142_2">10110<text:tab/></text:span><text:span text:style-name="T142_3">LITERAL</text:span><text:span text:style-name="T142_4">1</text:span></text:p>
      <text:p text:style-name="P143"><text:span text:style-name="T143_1">B</text:span><text:span text:style-name="T143_2">010110<text:tab/></text:span><text:span text:style-name="T143_3">LITERAL</text:span><text:span text:style-name="T143_4">1</text:span></text:p>
      <text:p text:style-name="P144"><text:span text:style-name="T144_1">B</text:span><text:span text:style-name="T144_2">0010110<text:tab/></text:span><text:span text:style-name="T144_3">LITERAL</text:span><text:span text:style-name="T144_4">1</text:span></text:p>
      <text:p text:style-name="P145"><text:span text:style-name="T145_1">B</text:span><text:span text:style-name="T145_2">00010110<text:tab/></text:span><text:span text:style-name="T145_3">LITERAL</text:span><text:span text:style-name="T145_4">1</text:span></text:p>
      <text:p text:style-name="P146"><text:span text:style-name="T146_1">B</text:span><text:span text:style-name="T146_2">10111<text:tab/></text:span><text:span text:style-name="T146_3">LITERAL</text:span><text:span text:style-name="T146_4">1</text:span></text:p>
      <text:p text:style-name="P147"><text:span text:style-name="T147_1">B</text:span><text:span text:style-name="T147_2">010111<text:tab/></text:span><text:span text:style-name="T147_3">LITERAL</text:span><text:span text:style-name="T147_4">1</text:span></text:p>
      <text:p text:style-name="P148"><text:span text:style-name="T148_1">B</text:span><text:span text:style-name="T148_2">0010111<text:tab/></text:span><text:span text:style-name="T148_3">LITERAL</text:span><text:span text:style-name="T148_4">1</text:span></text:p>
      <text:p text:style-name="P149"><text:span text:style-name="T149_1">B</text:span><text:span text:style-name="T149_2">00010111<text:tab/></text:span><text:span text:style-name="T149_3">LITERAL</text:span><text:span text:style-name="T149_4">1</text:span></text:p>
      <text:p text:style-name="P150"><text:span text:style-name="T150_1">B</text:span><text:span text:style-name="T150_2">11000<text:tab/></text:span><text:span text:style-name="T150_3">LITERAL</text:span><text:span text:style-name="T150_4">1</text:span></text:p>
      <text:p text:style-name="P151"><text:span text:style-name="T151_1">B</text:span><text:span text:style-name="T151_2">011000<text:tab/></text:span><text:span text:style-name="T151_3">LITERAL</text:span><text:span text:style-name="T151_4">1</text:span></text:p>
      <text:p text:style-name="P152"><text:span text:style-name="T152_1">B</text:span><text:span text:style-name="T152_2">0011000<text:tab/></text:span><text:span text:style-name="T152_3">LITERAL</text:span><text:span text:style-name="T152_4">1</text:span></text:p>
      <text:p text:style-name="P153"><text:span text:style-name="T153_1">B</text:span><text:span text:style-name="T153_2">00011000<text:tab/></text:span><text:span text:style-name="T153_3">LITERAL</text:span><text:span text:style-name="T153_4">1</text:span></text:p>
      <text:p text:style-name="P154"><text:span text:style-name="T154_1">B</text:span><text:span text:style-name="T154_2">11001<text:tab/></text:span><text:span text:style-name="T154_3">LITERAL</text:span><text:span text:style-name="T154_4">1</text:span></text:p>
      <text:p text:style-name="P155"><text:span text:style-name="T155_1">B</text:span><text:span text:style-name="T155_2">011001<text:tab/></text:span><text:span text:style-name="T155_3">LITERAL</text:span><text:span text:style-name="T155_4">1</text:span></text:p>
      <text:p text:style-name="P156"><text:span text:style-name="T156_1">B</text:span><text:span text:style-name="T156_2">0011001<text:tab/></text:span><text:span text:style-name="T156_3">LITERAL</text:span><text:span text:style-name="T156_4">1</text:span></text:p>
      <text:p text:style-name="P157"><text:span text:style-name="T157_1">B</text:span><text:span text:style-name="T157_2">00011001<text:tab/></text:span><text:span text:style-name="T157_3">LITERAL</text:span><text:span text:style-name="T157_4">1</text:span></text:p>
      <text:p text:style-name="P158"><text:span text:style-name="T158_1">B</text:span><text:span text:style-name="T158_2">11010<text:tab/></text:span><text:span text:style-name="T158_3">LITERAL</text:span><text:span text:style-name="T158_4">1</text:span></text:p>
      <text:p text:style-name="P159"><text:span text:style-name="T159_1">B</text:span><text:span text:style-name="T159_2">011010<text:tab/></text:span><text:span text:style-name="T159_3">LITERAL</text:span><text:span text:style-name="T159_4">1</text:span></text:p>
      <text:p text:style-name="P160"><text:span text:style-name="T160_1">B</text:span><text:span text:style-name="T160_2">0011010<text:tab/></text:span><text:span text:style-name="T160_3">LITERAL</text:span><text:span text:style-name="T160_4">1</text:span></text:p>
      <text:p text:style-name="P161"><text:span text:style-name="T161_1">B</text:span><text:span text:style-name="T161_2">00011010<text:tab/></text:span><text:span text:style-name="T161_3">LITERAL</text:span><text:span text:style-name="T161_4">1</text:span></text:p>
      <text:p text:style-name="P162"><text:span text:style-name="T162_1">B</text:span><text:span text:style-name="T162_2">11011<text:tab/></text:span><text:span text:style-name="T162_3">LITERAL</text:span><text:span text:style-name="T162_4">1</text:span></text:p>
      <text:p text:style-name="P163"><text:span text:style-name="T163_1">B</text:span><text:span text:style-name="T163_2">011011<text:tab/></text:span><text:span text:style-name="T163_3">LITERAL</text:span><text:span text:style-name="T163_4">1</text:span></text:p>
      <text:p text:style-name="P164"><text:span text:style-name="T164_1">B</text:span><text:span text:style-name="T164_2">0011011<text:tab/></text:span><text:span text:style-name="T164_3">LITERAL</text:span><text:span text:style-name="T164_4">1</text:span></text:p>
      <text:p text:style-name="P165"><text:span text:style-name="T165_1">B</text:span><text:span text:style-name="T165_2">00011011<text:tab/></text:span><text:span text:style-name="T165_3">LITERAL</text:span><text:span text:style-name="T165_4">1</text:span></text:p>
      <text:p text:style-name="P166"><text:span text:style-name="T166_1">B</text:span><text:span text:style-name="T166_2">11100<text:tab/></text:span><text:span text:style-name="T166_3">LITERAL</text:span><text:span text:style-name="T166_4">1</text:span></text:p>
      <text:p text:style-name="P167"><text:span text:style-name="T167_1">B</text:span><text:span text:style-name="T167_2">011100<text:tab/></text:span><text:span text:style-name="T167_3">LITERAL</text:span><text:span text:style-name="T167_4">1</text:span></text:p>
      <text:p text:style-name="P168"><text:span text:style-name="T168_1">B</text:span><text:span text:style-name="T168_2">0011100<text:tab/></text:span><text:span text:style-name="T168_3">LITERAL</text:span><text:span text:style-name="T168_4">1</text:span></text:p>
      <text:p text:style-name="P169"><text:span text:style-name="T169_1">B</text:span><text:span text:style-name="T169_2">00011100<text:tab/></text:span><text:span text:style-name="T169_3">LITERAL</text:span><text:span text:style-name="T169_4">1</text:span></text:p>
      <text:p text:style-name="P170"><text:span text:style-name="T170_1">B</text:span><text:span text:style-name="T170_2">11101<text:tab/></text:span><text:span text:style-name="T170_3">LITERAL</text:span><text:span text:style-name="T170_4">1</text:span></text:p>
      <text:p text:style-name="P171"><text:span text:style-name="T171_1">B</text:span><text:span text:style-name="T171_2">011101<text:tab/></text:span><text:span text:style-name="T171_3">LITERAL</text:span><text:span text:style-name="T171_4">1</text:span></text:p>
      <text:p text:style-name="P172"><text:span text:style-name="T172_1">B</text:span><text:span text:style-name="T172_2">0011101<text:tab/></text:span><text:span text:style-name="T172_3">LITERAL</text:span><text:span text:style-name="T172_4">1</text:span></text:p>
      <text:p text:style-name="P173"><text:span text:style-name="T173_1">B</text:span><text:span text:style-name="T173_2">00011101<text:tab/></text:span><text:span text:style-name="T173_3">LITERAL</text:span><text:span text:style-name="T173_4">1</text:span></text:p>
      <text:p text:style-name="P174"><text:span text:style-name="T174_1">B</text:span><text:span text:style-name="T174_2">11110<text:tab/></text:span><text:span text:style-name="T174_3">LITERAL</text:span><text:span text:style-name="T174_4">1</text:span></text:p>
      <text:p text:style-name="P175"><text:span text:style-name="T175_1">B</text:span><text:span text:style-name="T175_2">011110<text:tab/></text:span><text:span text:style-name="T175_3">LITERAL</text:span><text:span text:style-name="T175_4">1</text:span></text:p>
      <text:p text:style-name="P176"><text:span text:style-name="T176_1">B</text:span><text:span text:style-name="T176_2">0011110<text:tab/></text:span><text:span text:style-name="T176_3">LITERAL</text:span><text:span text:style-name="T176_4">1</text:span></text:p>
      <text:p text:style-name="P177"><text:span text:style-name="T177_1">B</text:span><text:span text:style-name="T177_2">00011110<text:tab/></text:span><text:span text:style-name="T177_3">LITERAL</text:span><text:span text:style-name="T177_4">1</text:span></text:p>
      <text:p text:style-name="P178"><text:span text:style-name="T178_1">B</text:span><text:span text:style-name="T178_2">11111<text:tab/></text:span><text:span text:style-name="T178_3">LITERAL</text:span><text:span text:style-name="T178_4">1</text:span></text:p>
      <text:p text:style-name="P179"><text:span text:style-name="T179_1">B</text:span><text:span text:style-name="T179_2">011111<text:tab/></text:span><text:span text:style-name="T179_3">LITERAL</text:span><text:span text:style-name="T179_4">1</text:span></text:p>
      <text:p text:style-name="P180"><text:span text:style-name="T180_1">B</text:span><text:span text:style-name="T180_2">0011111<text:tab/></text:span><text:span text:style-name="T180_3">LITERAL</text:span><text:span text:style-name="T180_4">1</text:span></text:p>
      <text:p text:style-name="P181"><text:span text:style-name="T181_1">B</text:span><text:span text:style-name="T181_2">00011111<text:tab/></text:span><text:span text:style-name="T181_3">LITERAL</text:span><text:span text:style-name="T181_4">1</text:span></text:p>
      <text:p text:style-name="P182"><text:span text:style-name="T182_1">B</text:span><text:span text:style-name="T182_2">100000<text:tab/></text:span><text:span text:style-name="T182_3">LITERAL</text:span><text:span text:style-name="T182_4">1</text:span></text:p>
      <text:p text:style-name="P183"><text:span text:style-name="T183_1">B</text:span><text:span text:style-name="T183_2">0100000<text:tab/></text:span><text:span text:style-name="T183_3">LITERAL</text:span><text:span text:style-name="T183_4">1</text:span></text:p>
      <text:p text:style-name="P184"><text:span text:style-name="T184_1">B</text:span><text:span text:style-name="T184_2">00100000<text:tab/></text:span><text:span text:style-name="T184_3">LITERAL</text:span><text:span text:style-name="T184_4">1</text:span></text:p>
      <text:p text:style-name="P185"><text:span text:style-name="T185_1">B</text:span><text:span text:style-name="T185_2">100001<text:tab/></text:span><text:span text:style-name="T185_3">LITERAL</text:span><text:span text:style-name="T185_4">1</text:span></text:p>
      <text:p text:style-name="P186"><text:span text:style-name="T186_1">B</text:span><text:span text:style-name="T186_2">0100001<text:tab/></text:span><text:span text:style-name="T186_3">LITERAL</text:span><text:span text:style-name="T186_4">1</text:span></text:p>
      <text:p text:style-name="P187"><text:span text:style-name="T187_1">B</text:span><text:span text:style-name="T187_2">00100001<text:tab/></text:span><text:span text:style-name="T187_3">LITERAL</text:span><text:span text:style-name="T187_4">1</text:span></text:p>
      <text:p text:style-name="P188"><text:span text:style-name="T188_1">B</text:span><text:span text:style-name="T188_2">100010<text:tab/></text:span><text:span text:style-name="T188_3">LITERAL</text:span><text:span text:style-name="T188_4">1</text:span></text:p>
      <text:p text:style-name="P189"><text:span text:style-name="T189_1">B</text:span><text:span text:style-name="T189_2">0100010<text:tab/></text:span><text:span text:style-name="T189_3">LITERAL</text:span><text:span text:style-name="T189_4">1</text:span></text:p>
      <text:p text:style-name="P190"><text:span text:style-name="T190_1">B</text:span><text:span text:style-name="T190_2">00100010<text:tab/></text:span><text:span text:style-name="T190_3">LITERAL</text:span><text:span text:style-name="T190_4">1</text:span></text:p>
      <text:p text:style-name="P191"><text:span text:style-name="T191_1">B</text:span><text:span text:style-name="T191_2">100011<text:tab/></text:span><text:span text:style-name="T191_3">LITERAL</text:span><text:span text:style-name="T191_4">1</text:span></text:p>
      <text:p text:style-name="P192"><text:span text:style-name="T192_1">B</text:span><text:span text:style-name="T192_2">0100011<text:tab/></text:span><text:span text:style-name="T192_3">LITERAL</text:span><text:span text:style-name="T192_4">1</text:span></text:p>
      <text:p text:style-name="P193"><text:span text:style-name="T193_1">B</text:span><text:span text:style-name="T193_2">00100011<text:tab/></text:span><text:span text:style-name="T193_3">LITERAL</text:span><text:span text:style-name="T193_4">1</text:span></text:p>
      <text:p text:style-name="P194"><text:span text:style-name="T194_1">B</text:span><text:span text:style-name="T194_2">100100<text:tab/></text:span><text:span text:style-name="T194_3">LITERAL</text:span><text:span text:style-name="T194_4">1</text:span></text:p>
      <text:p text:style-name="P195"><text:span text:style-name="T195_1">B</text:span><text:span text:style-name="T195_2">0100100<text:tab/></text:span><text:span text:style-name="T195_3">LITERAL</text:span><text:span text:style-name="T195_4">1</text:span></text:p>
      <text:p text:style-name="P196"><text:span text:style-name="T196_1">B</text:span><text:span text:style-name="T196_2">00100100<text:tab/></text:span><text:span text:style-name="T196_3">LITERAL</text:span><text:span text:style-name="T196_4">1</text:span></text:p>
      <text:p text:style-name="P197"><text:span text:style-name="T197_1">B</text:span><text:span text:style-name="T197_2">100101<text:tab/></text:span><text:span text:style-name="T197_3">LITERAL</text:span><text:span text:style-name="T197_4">1</text:span></text:p>
      <text:p text:style-name="P198"><text:span text:style-name="T198_1">B</text:span><text:span text:style-name="T198_2">0100101<text:tab/></text:span><text:span text:style-name="T198_3">LITERAL</text:span><text:span text:style-name="T198_4">1</text:span></text:p>
      <text:p text:style-name="P199"><text:span text:style-name="T199_1">B</text:span><text:span text:style-name="T199_2">00100101<text:tab/></text:span><text:span text:style-name="T199_3">LITERAL</text:span><text:span text:style-name="T199_4">1</text:span></text:p>
      <text:p text:style-name="P200"><text:span text:style-name="T200_1">B</text:span><text:span text:style-name="T200_2">100110<text:tab/></text:span><text:span text:style-name="T200_3">LITERAL</text:span><text:span text:style-name="T200_4">1</text:span></text:p>
      <text:p text:style-name="P201"><text:span text:style-name="T201_1">B</text:span><text:span text:style-name="T201_2">0100110<text:tab/></text:span><text:span text:style-name="T201_3">LITERAL</text:span><text:span text:style-name="T201_4">1</text:span></text:p>
      <text:p text:style-name="P202"><text:span text:style-name="T202_1">B</text:span><text:span text:style-name="T202_2">00100110<text:tab/></text:span><text:span text:style-name="T202_3">LITERAL</text:span><text:span text:style-name="T202_4">1</text:span></text:p>
      <text:p text:style-name="P203"><text:span text:style-name="T203_1">B</text:span><text:span text:style-name="T203_2">100111<text:tab/></text:span><text:span text:style-name="T203_3">LITERAL</text:span><text:span text:style-name="T203_4">1</text:span></text:p>
      <text:p text:style-name="P204"><text:span text:style-name="T204_1">B</text:span><text:span text:style-name="T204_2">0100111<text:tab/></text:span><text:span text:style-name="T204_3">LITERAL</text:span><text:span text:style-name="T204_4">1</text:span></text:p>
      <text:p text:style-name="P205"><text:span text:style-name="T205_1">B</text:span><text:span text:style-name="T205_2">00100111<text:tab/></text:span><text:span text:style-name="T205_3">LITERAL</text:span><text:span text:style-name="T205_4">1</text:span></text:p>
      <text:p text:style-name="P206"><text:span text:style-name="T206_1">B</text:span><text:span text:style-name="T206_2">101000<text:tab/></text:span><text:span text:style-name="T206_3">LITERAL</text:span><text:span text:style-name="T206_4">1</text:span></text:p>
      <text:p text:style-name="P207"><text:span text:style-name="T207_1">B</text:span><text:span text:style-name="T207_2">0101000<text:tab/></text:span><text:span text:style-name="T207_3">LITERAL</text:span><text:span text:style-name="T207_4">1</text:span></text:p>
      <text:p text:style-name="P208"><text:span text:style-name="T208_1">B</text:span><text:span text:style-name="T208_2">00101000<text:tab/></text:span><text:span text:style-name="T208_3">LITERAL</text:span><text:span text:style-name="T208_4">1</text:span></text:p>
      <text:p text:style-name="P209"><text:span text:style-name="T209_1">B</text:span><text:span text:style-name="T209_2">101001<text:tab/></text:span><text:span text:style-name="T209_3">LITERAL</text:span><text:span text:style-name="T209_4">1</text:span></text:p>
      <text:p text:style-name="P210"><text:span text:style-name="T210_1">B</text:span><text:span text:style-name="T210_2">0101001<text:tab/></text:span><text:span text:style-name="T210_3">LITERAL</text:span><text:span text:style-name="T210_4">1</text:span></text:p>
      <text:p text:style-name="P211"><text:span text:style-name="T211_1">B</text:span><text:span text:style-name="T211_2">00101001<text:tab/></text:span><text:span text:style-name="T211_3">LITERAL</text:span><text:span text:style-name="T211_4">1</text:span></text:p>
      <text:p text:style-name="P212"><text:span text:style-name="T212_1">B</text:span><text:span text:style-name="T212_2">101010<text:tab/></text:span><text:span text:style-name="T212_3">LITERAL</text:span><text:span text:style-name="T212_4">1</text:span></text:p>
      <text:p text:style-name="P213"><text:span text:style-name="T213_1">B</text:span><text:span text:style-name="T213_2">0101010<text:tab/></text:span><text:span text:style-name="T213_3">LITERAL</text:span><text:span text:style-name="T213_4">1</text:span></text:p>
      <text:p text:style-name="P214"><text:span text:style-name="T214_1">B</text:span><text:span text:style-name="T214_2">00101010<text:tab/></text:span><text:span text:style-name="T214_3">LITERAL</text:span><text:span text:style-name="T214_4">1</text:span></text:p>
      <text:p text:style-name="P215"><text:span text:style-name="T215_1">B</text:span><text:span text:style-name="T215_2">101011<text:tab/></text:span><text:span text:style-name="T215_3">LITERAL</text:span><text:span text:style-name="T215_4">1</text:span></text:p>
      <text:p text:style-name="P216"><text:span text:style-name="T216_1">B</text:span><text:span text:style-name="T216_2">0101011<text:tab/></text:span><text:span text:style-name="T216_3">LITERAL</text:span><text:span text:style-name="T216_4">1</text:span></text:p>
      <text:p text:style-name="P217"><text:span text:style-name="T217_1">B</text:span><text:span text:style-name="T217_2">00101011<text:tab/></text:span><text:span text:style-name="T217_3">LITERAL</text:span><text:span text:style-name="T217_4">1</text:span></text:p>
      <text:p text:style-name="P218"><text:span text:style-name="T218_1">B</text:span><text:span text:style-name="T218_2">101100<text:tab/></text:span><text:span text:style-name="T218_3">LITERAL</text:span><text:span text:style-name="T218_4">1</text:span></text:p>
      <text:p text:style-name="P219"><text:span text:style-name="T219_1">B</text:span><text:span text:style-name="T219_2">0101100<text:tab/></text:span><text:span text:style-name="T219_3">LITERAL</text:span><text:span text:style-name="T219_4">1</text:span></text:p>
      <text:p text:style-name="P220"><text:span text:style-name="T220_1">B</text:span><text:span text:style-name="T220_2">00101100<text:tab/></text:span><text:span text:style-name="T220_3">LITERAL</text:span><text:span text:style-name="T220_4">1</text:span></text:p>
      <text:p text:style-name="P221"><text:span text:style-name="T221_1">B</text:span><text:span text:style-name="T221_2">101101<text:tab/></text:span><text:span text:style-name="T221_3">LITERAL</text:span><text:span text:style-name="T221_4">1</text:span></text:p>
      <text:p text:style-name="P222"><text:span text:style-name="T222_1">B</text:span><text:span text:style-name="T222_2">0101101<text:tab/></text:span><text:span text:style-name="T222_3">LITERAL</text:span><text:span text:style-name="T222_4">1</text:span></text:p>
      <text:p text:style-name="P223"><text:span text:style-name="T223_1">B</text:span><text:span text:style-name="T223_2">00101101<text:tab/></text:span><text:span text:style-name="T223_3">LITERAL</text:span><text:span text:style-name="T223_4">1</text:span></text:p>
      <text:p text:style-name="P224"><text:span text:style-name="T224_1">B</text:span><text:span text:style-name="T224_2">101110<text:tab/></text:span><text:span text:style-name="T224_3">LITERAL</text:span><text:span text:style-name="T224_4">1</text:span></text:p>
      <text:p text:style-name="P225"><text:span text:style-name="T225_1">B</text:span><text:span text:style-name="T225_2">0101110<text:tab/></text:span><text:span text:style-name="T225_3">LITERAL</text:span><text:span text:style-name="T225_4">1</text:span></text:p>
      <text:p text:style-name="P226"><text:span text:style-name="T226_1">B</text:span><text:span text:style-name="T226_2">00101110<text:tab/></text:span><text:span text:style-name="T226_3">LITERAL</text:span><text:span text:style-name="T226_4">1</text:span></text:p>
      <text:p text:style-name="P227"><text:span text:style-name="T227_1">B</text:span><text:span text:style-name="T227_2">101111<text:tab/></text:span><text:span text:style-name="T227_3">LITERAL</text:span><text:span text:style-name="T227_4">1</text:span></text:p>
      <text:p text:style-name="P228"><text:span text:style-name="T228_1">B</text:span><text:span text:style-name="T228_2">0101111<text:tab/></text:span><text:span text:style-name="T228_3">LITERAL</text:span><text:span text:style-name="T228_4">1</text:span></text:p>
      <text:p text:style-name="P229"><text:span text:style-name="T229_1">B</text:span><text:span text:style-name="T229_2">00101111<text:tab/></text:span><text:span text:style-name="T229_3">LITERAL</text:span><text:span text:style-name="T229_4">1</text:span></text:p>
      <text:p text:style-name="P230"><text:span text:style-name="T230_1">B</text:span><text:span text:style-name="T230_2">110000<text:tab/></text:span><text:span text:style-name="T230_3">LITERAL</text:span><text:span text:style-name="T230_4">1</text:span></text:p>
      <text:p text:style-name="P231"><text:span text:style-name="T231_1">B</text:span><text:span text:style-name="T231_2">0110000<text:tab/></text:span><text:span text:style-name="T231_3">LITERAL</text:span><text:span text:style-name="T231_4">1</text:span></text:p>
      <text:p text:style-name="P232"><text:span text:style-name="T232_1">B</text:span><text:span text:style-name="T232_2">00110000<text:tab/></text:span><text:span text:style-name="T232_3">LITERAL</text:span><text:span text:style-name="T232_4">1</text:span></text:p>
      <text:p text:style-name="P233"><text:span text:style-name="T233_1">B</text:span><text:span text:style-name="T233_2">110001<text:tab/></text:span><text:span text:style-name="T233_3">LITERAL</text:span><text:span text:style-name="T233_4">1</text:span></text:p>
      <text:p text:style-name="P234"><text:span text:style-name="T234_1">B</text:span><text:span text:style-name="T234_2">0110001<text:tab/></text:span><text:span text:style-name="T234_3">LITERAL</text:span><text:span text:style-name="T234_4">1</text:span></text:p>
      <text:p text:style-name="P235"><text:span text:style-name="T235_1">B</text:span><text:span text:style-name="T235_2">00110001<text:tab/></text:span><text:span text:style-name="T235_3">LITERAL</text:span><text:span text:style-name="T235_4">1</text:span></text:p>
      <text:p text:style-name="P236"><text:span text:style-name="T236_1">B</text:span><text:span text:style-name="T236_2">110010<text:tab/></text:span><text:span text:style-name="T236_3">LITERAL</text:span><text:span text:style-name="T236_4">1</text:span></text:p>
      <text:p text:style-name="P237"><text:span text:style-name="T237_1">B</text:span><text:span text:style-name="T237_2">0110010<text:tab/></text:span><text:span text:style-name="T237_3">LITERAL</text:span><text:span text:style-name="T237_4">1</text:span></text:p>
      <text:p text:style-name="P238"><text:span text:style-name="T238_1">B</text:span><text:span text:style-name="T238_2">00110010<text:tab/></text:span><text:span text:style-name="T238_3">LITERAL</text:span><text:span text:style-name="T238_4">1</text:span></text:p>
      <text:p text:style-name="P239"><text:span text:style-name="T239_1">B</text:span><text:span text:style-name="T239_2">110011<text:tab/></text:span><text:span text:style-name="T239_3">LITERAL</text:span><text:span text:style-name="T239_4">1</text:span></text:p>
      <text:p text:style-name="P240"><text:span text:style-name="T240_1">B</text:span><text:span text:style-name="T240_2">0110011<text:tab/></text:span><text:span text:style-name="T240_3">LITERAL</text:span><text:span text:style-name="T240_4">1</text:span></text:p>
      <text:p text:style-name="P241"><text:span text:style-name="T241_1">B</text:span><text:span text:style-name="T241_2">00110011<text:tab/></text:span><text:span text:style-name="T241_3">LITERAL</text:span><text:span text:style-name="T241_4">1</text:span></text:p>
      <text:p text:style-name="P242"><text:span text:style-name="T242_1">B</text:span><text:span text:style-name="T242_2">110100<text:tab/></text:span><text:span text:style-name="T242_3">LITERAL</text:span><text:span text:style-name="T242_4">1</text:span></text:p>
      <text:p text:style-name="P243"><text:span text:style-name="T243_1">B</text:span><text:span text:style-name="T243_2">0110100<text:tab/></text:span><text:span text:style-name="T243_3">LITERAL</text:span><text:span text:style-name="T243_4">1</text:span></text:p>
      <text:p text:style-name="P244"><text:span text:style-name="T244_1">B</text:span><text:span text:style-name="T244_2">00110100<text:tab/></text:span><text:span text:style-name="T244_3">LITERAL</text:span><text:span text:style-name="T244_4">1</text:span></text:p>
      <text:p text:style-name="P245"><text:span text:style-name="T245_1">B</text:span><text:span text:style-name="T245_2">110101<text:tab/></text:span><text:span text:style-name="T245_3">LITERAL</text:span><text:span text:style-name="T245_4">1</text:span></text:p>
      <text:p text:style-name="P246"><text:span text:style-name="T246_1">B</text:span><text:span text:style-name="T246_2">0110101<text:tab/></text:span><text:span text:style-name="T246_3">LITERAL</text:span><text:span text:style-name="T246_4">1</text:span></text:p>
      <text:p text:style-name="P247"><text:span text:style-name="T247_1">B</text:span><text:span text:style-name="T247_2">00110101<text:tab/></text:span><text:span text:style-name="T247_3">LITERAL</text:span><text:span text:style-name="T247_4">1</text:span></text:p>
      <text:p text:style-name="P248"><text:span text:style-name="T248_1">B</text:span><text:span text:style-name="T248_2">110110<text:tab/></text:span><text:span text:style-name="T248_3">LITERAL</text:span><text:span text:style-name="T248_4">1</text:span></text:p>
      <text:p text:style-name="P249"><text:span text:style-name="T249_1">B</text:span><text:span text:style-name="T249_2">0110110<text:tab/></text:span><text:span text:style-name="T249_3">LITERAL</text:span><text:span text:style-name="T249_4">1</text:span></text:p>
      <text:p text:style-name="P250"><text:span text:style-name="T250_1">B</text:span><text:span text:style-name="T250_2">00110110<text:tab/></text:span><text:span text:style-name="T250_3">LITERAL</text:span><text:span text:style-name="T250_4">1</text:span></text:p>
      <text:p text:style-name="P251"><text:span text:style-name="T251_1">B</text:span><text:span text:style-name="T251_2">110111<text:tab/></text:span><text:span text:style-name="T251_3">LITERAL</text:span><text:span text:style-name="T251_4">1</text:span></text:p>
      <text:p text:style-name="P252"><text:span text:style-name="T252_1">B</text:span><text:span text:style-name="T252_2">0110111<text:tab/></text:span><text:span text:style-name="T252_3">LITERAL</text:span><text:span text:style-name="T252_4">1</text:span></text:p>
      <text:p text:style-name="P253"><text:span text:style-name="T253_1">B</text:span><text:span text:style-name="T253_2">00110111<text:tab/></text:span><text:span text:style-name="T253_3">LITERAL</text:span><text:span text:style-name="T253_4">1</text:span></text:p>
      <text:p text:style-name="P254"><text:span text:style-name="T254_1">B</text:span><text:span text:style-name="T254_2">111000<text:tab/></text:span><text:span text:style-name="T254_3">LITERAL</text:span><text:span text:style-name="T254_4">1</text:span></text:p>
      <text:p text:style-name="P255"><text:span text:style-name="T255_1">B</text:span><text:span text:style-name="T255_2">0111000<text:tab/></text:span><text:span text:style-name="T255_3">LITERAL</text:span><text:span text:style-name="T255_4">1</text:span></text:p>
      <text:p text:style-name="P256"><text:span text:style-name="T256_1">B</text:span><text:span text:style-name="T256_2">00111000<text:tab/></text:span><text:span text:style-name="T256_3">LITERAL</text:span><text:span text:style-name="T256_4">1</text:span></text:p>
      <text:p text:style-name="P257"><text:span text:style-name="T257_1">B</text:span><text:span text:style-name="T257_2">111001<text:tab/></text:span><text:span text:style-name="T257_3">LITERAL</text:span><text:span text:style-name="T257_4">1</text:span></text:p>
      <text:p text:style-name="P258"><text:span text:style-name="T258_1">B</text:span><text:span text:style-name="T258_2">0111001<text:tab/></text:span><text:span text:style-name="T258_3">LITERAL</text:span><text:span text:style-name="T258_4">1</text:span></text:p>
      <text:p text:style-name="P259"><text:span text:style-name="T259_1">B</text:span><text:span text:style-name="T259_2">00111001<text:tab/></text:span><text:span text:style-name="T259_3">LITERAL</text:span><text:span text:style-name="T259_4">1</text:span></text:p>
      <text:p text:style-name="P260"><text:span text:style-name="T260_1">B</text:span><text:span text:style-name="T260_2">111010<text:tab/></text:span><text:span text:style-name="T260_3">LITERAL</text:span><text:span text:style-name="T260_4">1</text:span></text:p>
      <text:p text:style-name="P261"><text:span text:style-name="T261_1">B</text:span><text:span text:style-name="T261_2">0111010<text:tab/></text:span><text:span text:style-name="T261_3">LITERAL</text:span><text:span text:style-name="T261_4">1</text:span></text:p>
      <text:p text:style-name="P262"><text:span text:style-name="T262_1">B</text:span><text:span text:style-name="T262_2">00111010<text:tab/></text:span><text:span text:style-name="T262_3">LITERAL</text:span><text:span text:style-name="T262_4">1</text:span></text:p>
      <text:p text:style-name="P263"><text:span text:style-name="T263_1">B</text:span><text:span text:style-name="T263_2">111011<text:tab/></text:span><text:span text:style-name="T263_3">LITERAL</text:span><text:span text:style-name="T263_4">1</text:span></text:p>
      <text:p text:style-name="P264"><text:span text:style-name="T264_1">B</text:span><text:span text:style-name="T264_2">0111011<text:tab/></text:span><text:span text:style-name="T264_3">LITERAL</text:span><text:span text:style-name="T264_4">1</text:span></text:p>
      <text:p text:style-name="P265"><text:span text:style-name="T265_1">B</text:span><text:span text:style-name="T265_2">00111011<text:tab/></text:span><text:span text:style-name="T265_3">LITERAL</text:span><text:span text:style-name="T265_4">1</text:span></text:p>
      <text:p text:style-name="P266"><text:span text:style-name="T266_1">B</text:span><text:span text:style-name="T266_2">111100<text:tab/></text:span><text:span text:style-name="T266_3">LITERAL</text:span><text:span text:style-name="T266_4">1</text:span></text:p>
      <text:p text:style-name="P267"><text:span text:style-name="T267_1">B</text:span><text:span text:style-name="T267_2">0111100<text:tab/></text:span><text:span text:style-name="T267_3">LITERAL</text:span><text:span text:style-name="T267_4">1</text:span></text:p>
      <text:p text:style-name="P268"><text:span text:style-name="T268_1">B</text:span><text:span text:style-name="T268_2">00111100<text:tab/></text:span><text:span text:style-name="T268_3">LITERAL</text:span><text:span text:style-name="T268_4">1</text:span></text:p>
      <text:p text:style-name="P269"><text:span text:style-name="T269_1">B</text:span><text:span text:style-name="T269_2">111101<text:tab/></text:span><text:span text:style-name="T269_3">LITERAL</text:span><text:span text:style-name="T269_4">1</text:span></text:p>
      <text:p text:style-name="P270"><text:span text:style-name="T270_1">B</text:span><text:span text:style-name="T270_2">0111101<text:tab/></text:span><text:span text:style-name="T270_3">LITERAL</text:span><text:span text:style-name="T270_4">1</text:span></text:p>
      <text:p text:style-name="P271"><text:span text:style-name="T271_1">B</text:span><text:span text:style-name="T271_2">00111101<text:tab/></text:span><text:span text:style-name="T271_3">LITERAL</text:span><text:span text:style-name="T271_4">1</text:span></text:p>
      <text:p text:style-name="P272"><text:span text:style-name="T272_1">B</text:span><text:span text:style-name="T272_2">111110<text:tab/></text:span><text:span text:style-name="T272_3">LITERAL</text:span><text:span text:style-name="T272_4">1</text:span></text:p>
      <text:p text:style-name="P273"><text:span text:style-name="T273_1">B</text:span><text:span text:style-name="T273_2">0111110<text:tab/></text:span><text:span text:style-name="T273_3">LITERAL</text:span><text:span text:style-name="T273_4">1</text:span></text:p>
      <text:p text:style-name="P274"><text:span text:style-name="T274_1">B</text:span><text:span text:style-name="T274_2">00111110<text:tab/></text:span><text:span text:style-name="T274_3">LITERAL</text:span><text:span text:style-name="T274_4">1</text:span></text:p>
      <text:p text:style-name="P275"><text:span text:style-name="T275_1">B</text:span><text:span text:style-name="T275_2">111111<text:tab/></text:span><text:span text:style-name="T275_3">LITERAL</text:span><text:span text:style-name="T275_4">1</text:span></text:p>
      <text:p text:style-name="P276"><text:span text:style-name="T276_1">B</text:span><text:span text:style-name="T276_2">0111111<text:tab/></text:span><text:span text:style-name="T276_3">LITERAL</text:span><text:span text:style-name="T276_4">1</text:span></text:p>
      <text:p text:style-name="P277"><text:span text:style-name="T277_1">B</text:span><text:span text:style-name="T277_2">00111111<text:tab/></text:span><text:span text:style-name="T277_3">LITERAL</text:span><text:span text:style-name="T277_4">1</text:span></text:p>
      <text:p text:style-name="P278"><text:span text:style-name="T278_1">B</text:span><text:span text:style-name="T278_2">1000000<text:tab/></text:span><text:span text:style-name="T278_3">LITERAL</text:span><text:span text:style-name="T278_4">1</text:span></text:p>
      <text:p text:style-name="P279"><text:span text:style-name="T279_1">B</text:span><text:span text:style-name="T279_2">01000000<text:tab/></text:span><text:span text:style-name="T279_3">LITERAL</text:span><text:span text:style-name="T279_4">1</text:span></text:p>
      <text:p text:style-name="P280"><text:span text:style-name="T280_1">B</text:span><text:span text:style-name="T280_2">1000001<text:tab/></text:span><text:span text:style-name="T280_3">LITERAL</text:span><text:span text:style-name="T280_4">1</text:span></text:p>
      <text:p text:style-name="P281"><text:span text:style-name="T281_1">B</text:span><text:span text:style-name="T281_2">01000001<text:tab/></text:span><text:span text:style-name="T281_3">LITERAL</text:span><text:span text:style-name="T281_4">1</text:span></text:p>
      <text:p text:style-name="P282"><text:span text:style-name="T282_1">B</text:span><text:span text:style-name="T282_2">1000010<text:tab/></text:span><text:span text:style-name="T282_3">LITERAL</text:span><text:span text:style-name="T282_4">1</text:span></text:p>
      <text:p text:style-name="P283"><text:span text:style-name="T283_1">B</text:span><text:span text:style-name="T283_2">01000010<text:tab/></text:span><text:span text:style-name="T283_3">LITERAL</text:span><text:span text:style-name="T283_4">1</text:span></text:p>
      <text:p text:style-name="P284"><text:span text:style-name="T284_1">B</text:span><text:span text:style-name="T284_2">1000011<text:tab/></text:span><text:span text:style-name="T284_3">LITERAL</text:span><text:span text:style-name="T284_4">1</text:span></text:p>
      <text:p text:style-name="P285"><text:span text:style-name="T285_1">B</text:span><text:span text:style-name="T285_2">01000011<text:tab/></text:span><text:span text:style-name="T285_3">LITERAL</text:span><text:span text:style-name="T285_4">1</text:span></text:p>
      <text:p text:style-name="P286"><text:span text:style-name="T286_1">B</text:span><text:span text:style-name="T286_2">1000100<text:tab/></text:span><text:span text:style-name="T286_3">LITERAL</text:span><text:span text:style-name="T286_4">1</text:span></text:p>
      <text:p text:style-name="P287"><text:span text:style-name="T287_1">B</text:span><text:span text:style-name="T287_2">01000100<text:tab/></text:span><text:span text:style-name="T287_3">LITERAL</text:span><text:span text:style-name="T287_4">1</text:span></text:p>
      <text:p text:style-name="P288"><text:span text:style-name="T288_1">B</text:span><text:span text:style-name="T288_2">1000101<text:tab/></text:span><text:span text:style-name="T288_3">LITERAL</text:span><text:span text:style-name="T288_4">1</text:span></text:p>
      <text:p text:style-name="P289"><text:span text:style-name="T289_1">B</text:span><text:span text:style-name="T289_2">01000101<text:tab/></text:span><text:span text:style-name="T289_3">LITERAL</text:span><text:span text:style-name="T289_4">1</text:span></text:p>
      <text:p text:style-name="P290"><text:span text:style-name="T290_1">B</text:span><text:span text:style-name="T290_2">1000110<text:tab/></text:span><text:span text:style-name="T290_3">LITERAL</text:span><text:span text:style-name="T290_4">1</text:span></text:p>
      <text:p text:style-name="P291"><text:span text:style-name="T291_1">B</text:span><text:span text:style-name="T291_2">01000110<text:tab/></text:span><text:span text:style-name="T291_3">LITERAL</text:span><text:span text:style-name="T291_4">1</text:span></text:p>
      <text:p text:style-name="P292"><text:span text:style-name="T292_1">B</text:span><text:span text:style-name="T292_2">1000111<text:tab/></text:span><text:span text:style-name="T292_3">LITERAL</text:span><text:span text:style-name="T292_4">1</text:span></text:p>
      <text:p text:style-name="P293"><text:span text:style-name="T293_1">B</text:span><text:span text:style-name="T293_2">01000111<text:tab/></text:span><text:span text:style-name="T293_3">LITERAL</text:span><text:span text:style-name="T293_4">1</text:span></text:p>
      <text:p text:style-name="P294"><text:span text:style-name="T294_1">B</text:span><text:span text:style-name="T294_2">1001000<text:tab/></text:span><text:span text:style-name="T294_3">LITERAL</text:span><text:span text:style-name="T294_4">1</text:span></text:p>
      <text:p text:style-name="P295"><text:span text:style-name="T295_1">B</text:span><text:span text:style-name="T295_2">01001000<text:tab/></text:span><text:span text:style-name="T295_3">LITERAL</text:span><text:span text:style-name="T295_4">1</text:span></text:p>
      <text:p text:style-name="P296"><text:span text:style-name="T296_1">B</text:span><text:span text:style-name="T296_2">1001001<text:tab/></text:span><text:span text:style-name="T296_3">LITERAL</text:span><text:span text:style-name="T296_4">1</text:span></text:p>
      <text:p text:style-name="P297"><text:span text:style-name="T297_1">B</text:span><text:span text:style-name="T297_2">01001001<text:tab/></text:span><text:span text:style-name="T297_3">LITERAL</text:span><text:span text:style-name="T297_4">1</text:span></text:p>
      <text:p text:style-name="P298"><text:span text:style-name="T298_1">B</text:span><text:span text:style-name="T298_2">1001010<text:tab/></text:span><text:span text:style-name="T298_3">LITERAL</text:span><text:span text:style-name="T298_4">1</text:span></text:p>
      <text:p text:style-name="P299"><text:span text:style-name="T299_1">B</text:span><text:span text:style-name="T299_2">01001010<text:tab/></text:span><text:span text:style-name="T299_3">LITERAL</text:span><text:span text:style-name="T299_4">1</text:span></text:p>
      <text:p text:style-name="P300"><text:span text:style-name="T300_1">B</text:span><text:span text:style-name="T300_2">1001011<text:tab/></text:span><text:span text:style-name="T300_3">LITERAL</text:span><text:span text:style-name="T300_4">1</text:span></text:p>
      <text:p text:style-name="P301"><text:span text:style-name="T301_1">B</text:span><text:span text:style-name="T301_2">01001011<text:tab/></text:span><text:span text:style-name="T301_3">LITERAL</text:span><text:span text:style-name="T301_4">1</text:span></text:p>
      <text:p text:style-name="P302"><text:span text:style-name="T302_1">B</text:span><text:span text:style-name="T302_2">1001100<text:tab/></text:span><text:span text:style-name="T302_3">LITERAL</text:span><text:span text:style-name="T302_4">1</text:span></text:p>
      <text:p text:style-name="P303"><text:span text:style-name="T303_1">B</text:span><text:span text:style-name="T303_2">01001100<text:tab/></text:span><text:span text:style-name="T303_3">LITERAL</text:span><text:span text:style-name="T303_4">1</text:span></text:p>
      <text:p text:style-name="P304"><text:span text:style-name="T304_1">B</text:span><text:span text:style-name="T304_2">1001101<text:tab/></text:span><text:span text:style-name="T304_3">LITERAL</text:span><text:span text:style-name="T304_4">1</text:span></text:p>
      <text:p text:style-name="P305"><text:span text:style-name="T305_1">B</text:span><text:span text:style-name="T305_2">01001101<text:tab/></text:span><text:span text:style-name="T305_3">LITERAL</text:span><text:span text:style-name="T305_4">1</text:span></text:p>
      <text:p text:style-name="P306"><text:span text:style-name="T306_1">B</text:span><text:span text:style-name="T306_2">1001110<text:tab/></text:span><text:span text:style-name="T306_3">LITERAL</text:span><text:span text:style-name="T306_4">1</text:span></text:p>
      <text:p text:style-name="P307"><text:span text:style-name="T307_1">B</text:span><text:span text:style-name="T307_2">01001110<text:tab/></text:span><text:span text:style-name="T307_3">LITERAL</text:span><text:span text:style-name="T307_4">1</text:span></text:p>
      <text:p text:style-name="P308"><text:span text:style-name="T308_1">B</text:span><text:span text:style-name="T308_2">1001111<text:tab/></text:span><text:span text:style-name="T308_3">LITERAL</text:span><text:span text:style-name="T308_4">1</text:span></text:p>
      <text:p text:style-name="P309"><text:span text:style-name="T309_1">B</text:span><text:span text:style-name="T309_2">01001111<text:tab/></text:span><text:span text:style-name="T309_3">LITERAL</text:span><text:span text:style-name="T309_4">1</text:span></text:p>
      <text:p text:style-name="P310"><text:span text:style-name="T310_1">B</text:span><text:span text:style-name="T310_2">1010000<text:tab/></text:span><text:span text:style-name="T310_3">LITERAL</text:span><text:span text:style-name="T310_4">1</text:span></text:p>
      <text:p text:style-name="P311"><text:span text:style-name="T311_1">B</text:span><text:span text:style-name="T311_2">01010000<text:tab/></text:span><text:span text:style-name="T311_3">LITERAL</text:span><text:span text:style-name="T311_4">1</text:span></text:p>
      <text:p text:style-name="P312"><text:span text:style-name="T312_1">B</text:span><text:span text:style-name="T312_2">1010001<text:tab/></text:span><text:span text:style-name="T312_3">LITERAL</text:span><text:span text:style-name="T312_4">1</text:span></text:p>
      <text:p text:style-name="P313"><text:span text:style-name="T313_1">B</text:span><text:span text:style-name="T313_2">01010001<text:tab/></text:span><text:span text:style-name="T313_3">LITERAL</text:span><text:span text:style-name="T313_4">1</text:span></text:p>
      <text:p text:style-name="P314"><text:span text:style-name="T314_1">B</text:span><text:span text:style-name="T314_2">1010010<text:tab/></text:span><text:span text:style-name="T314_3">LITERAL</text:span><text:span text:style-name="T314_4">1</text:span></text:p>
      <text:p text:style-name="P315"><text:span text:style-name="T315_1">B</text:span><text:span text:style-name="T315_2">01010010<text:tab/></text:span><text:span text:style-name="T315_3">LITERAL</text:span><text:span text:style-name="T315_4">1</text:span></text:p>
      <text:p text:style-name="P316"><text:span text:style-name="T316_1">B</text:span><text:span text:style-name="T316_2">1010011<text:tab/></text:span><text:span text:style-name="T316_3">LITERAL</text:span><text:span text:style-name="T316_4">1</text:span></text:p>
      <text:p text:style-name="P317"><text:span text:style-name="T317_1">B</text:span><text:span text:style-name="T317_2">01010011<text:tab/></text:span><text:span text:style-name="T317_3">LITERAL</text:span><text:span text:style-name="T317_4">1</text:span></text:p>
      <text:p text:style-name="P318"><text:span text:style-name="T318_1">B</text:span><text:span text:style-name="T318_2">1010100<text:tab/></text:span><text:span text:style-name="T318_3">LITERAL</text:span><text:span text:style-name="T318_4">1</text:span></text:p>
      <text:p text:style-name="P319"><text:span text:style-name="T319_1">B</text:span><text:span text:style-name="T319_2">01010100<text:tab/></text:span><text:span text:style-name="T319_3">LITERAL</text:span><text:span text:style-name="T319_4">1</text:span></text:p>
      <text:p text:style-name="P320"><text:span text:style-name="T320_1">B</text:span><text:span text:style-name="T320_2">1010101<text:tab/></text:span><text:span text:style-name="T320_3">LITERAL</text:span><text:span text:style-name="T320_4">1</text:span></text:p>
      <text:p text:style-name="P321"><text:span text:style-name="T321_1">B</text:span><text:span text:style-name="T321_2">01010101<text:tab/></text:span><text:span text:style-name="T321_3">LITERAL</text:span><text:span text:style-name="T321_4">1</text:span></text:p>
      <text:p text:style-name="P322"><text:span text:style-name="T322_1">B</text:span><text:span text:style-name="T322_2">1010110<text:tab/></text:span><text:span text:style-name="T322_3">LITERAL</text:span><text:span text:style-name="T322_4">1</text:span></text:p>
      <text:p text:style-name="P323"><text:span text:style-name="T323_1">B</text:span><text:span text:style-name="T323_2">01010110<text:tab/></text:span><text:span text:style-name="T323_3">LITERAL</text:span><text:span text:style-name="T323_4">1</text:span></text:p>
      <text:p text:style-name="P324"><text:span text:style-name="T324_1">B</text:span><text:span text:style-name="T324_2">1010111<text:tab/></text:span><text:span text:style-name="T324_3">LITERAL</text:span><text:span text:style-name="T324_4">1</text:span></text:p>
      <text:p text:style-name="P325"><text:span text:style-name="T325_1">B</text:span><text:span text:style-name="T325_2">01010111<text:tab/></text:span><text:span text:style-name="T325_3">LITERAL</text:span><text:span text:style-name="T325_4">1</text:span></text:p>
      <text:p text:style-name="P326"><text:span text:style-name="T326_1">B</text:span><text:span text:style-name="T326_2">1011000<text:tab/></text:span><text:span text:style-name="T326_3">LITERAL</text:span><text:span text:style-name="T326_4">1</text:span></text:p>
      <text:p text:style-name="P327"><text:span text:style-name="T327_1">B</text:span><text:span text:style-name="T327_2">01011000<text:tab/></text:span><text:span text:style-name="T327_3">LITERAL</text:span><text:span text:style-name="T327_4">1</text:span></text:p>
      <text:p text:style-name="P328"><text:span text:style-name="T328_1">B</text:span><text:span text:style-name="T328_2">1011001<text:tab/></text:span><text:span text:style-name="T328_3">LITERAL</text:span><text:span text:style-name="T328_4">1</text:span></text:p>
      <text:p text:style-name="P329"><text:span text:style-name="T329_1">B</text:span><text:span text:style-name="T329_2">01011001<text:tab/></text:span><text:span text:style-name="T329_3">LITERAL</text:span><text:span text:style-name="T329_4">1</text:span></text:p>
      <text:p text:style-name="P330"><text:span text:style-name="T330_1">B</text:span><text:span text:style-name="T330_2">1011010<text:tab/></text:span><text:span text:style-name="T330_3">LITERAL</text:span><text:span text:style-name="T330_4">1</text:span></text:p>
      <text:p text:style-name="P331"><text:span text:style-name="T331_1">B</text:span><text:span text:style-name="T331_2">01011010<text:tab/></text:span><text:span text:style-name="T331_3">LITERAL</text:span><text:span text:style-name="T331_4">1</text:span></text:p>
      <text:p text:style-name="P332"><text:span text:style-name="T332_1">B</text:span><text:span text:style-name="T332_2">1011011<text:tab/></text:span><text:span text:style-name="T332_3">LITERAL</text:span><text:span text:style-name="T332_4">1</text:span></text:p>
      <text:p text:style-name="P333"><text:span text:style-name="T333_1">B</text:span><text:span text:style-name="T333_2">01011011<text:tab/></text:span><text:span text:style-name="T333_3">LITERAL</text:span><text:span text:style-name="T333_4">1</text:span></text:p>
      <text:p text:style-name="P334"><text:span text:style-name="T334_1">B</text:span><text:span text:style-name="T334_2">1011100<text:tab/></text:span><text:span text:style-name="T334_3">LITERAL</text:span><text:span text:style-name="T334_4">1</text:span></text:p>
      <text:p text:style-name="P335"><text:span text:style-name="T335_1">B</text:span><text:span text:style-name="T335_2">01011100<text:tab/></text:span><text:span text:style-name="T335_3">LITERAL</text:span><text:span text:style-name="T335_4">1</text:span></text:p>
      <text:p text:style-name="P336"><text:span text:style-name="T336_1">B</text:span><text:span text:style-name="T336_2">1011101<text:tab/></text:span><text:span text:style-name="T336_3">LITERAL</text:span><text:span text:style-name="T336_4">1</text:span></text:p>
      <text:p text:style-name="P337"><text:span text:style-name="T337_1">B</text:span><text:span text:style-name="T337_2">01011101<text:tab/></text:span><text:span text:style-name="T337_3">LITERAL</text:span><text:span text:style-name="T337_4">1</text:span></text:p>
      <text:p text:style-name="P338"><text:span text:style-name="T338_1">B</text:span><text:span text:style-name="T338_2">1011110<text:tab/></text:span><text:span text:style-name="T338_3">LITERAL</text:span><text:span text:style-name="T338_4">1</text:span></text:p>
      <text:p text:style-name="P339"><text:span text:style-name="T339_1">B</text:span><text:span text:style-name="T339_2">01011110<text:tab/></text:span><text:span text:style-name="T339_3">LITERAL</text:span><text:span text:style-name="T339_4">1</text:span></text:p>
      <text:p text:style-name="P340"><text:span text:style-name="T340_1">B</text:span><text:span text:style-name="T340_2">1011111<text:tab/></text:span><text:span text:style-name="T340_3">LITERAL</text:span><text:span text:style-name="T340_4">1</text:span></text:p>
      <text:p text:style-name="P341"><text:span text:style-name="T341_1">B</text:span><text:span text:style-name="T341_2">01011111<text:tab/></text:span><text:span text:style-name="T341_3">LITERAL</text:span><text:span text:style-name="T341_4">1</text:span></text:p>
      <text:p text:style-name="P342"><text:span text:style-name="T342_1">B</text:span><text:span text:style-name="T342_2">1100000<text:tab/></text:span><text:span text:style-name="T342_3">LITERAL</text:span><text:span text:style-name="T342_4">1</text:span></text:p>
      <text:p text:style-name="P343"><text:span text:style-name="T343_1">B</text:span><text:span text:style-name="T343_2">01100000<text:tab/></text:span><text:span text:style-name="T343_3">LITERAL</text:span><text:span text:style-name="T343_4">1</text:span></text:p>
      <text:p text:style-name="P344"><text:span text:style-name="T344_1">B</text:span><text:span text:style-name="T344_2">1100001<text:tab/></text:span><text:span text:style-name="T344_3">LITERAL</text:span><text:span text:style-name="T344_4">1</text:span></text:p>
      <text:p text:style-name="P345"><text:span text:style-name="T345_1">B</text:span><text:span text:style-name="T345_2">01100001<text:tab/></text:span><text:span text:style-name="T345_3">LITERAL</text:span><text:span text:style-name="T345_4">1</text:span></text:p>
      <text:p text:style-name="P346"><text:span text:style-name="T346_1">B</text:span><text:span text:style-name="T346_2">1100010<text:tab/></text:span><text:span text:style-name="T346_3">LITERAL</text:span><text:span text:style-name="T346_4">1</text:span></text:p>
      <text:p text:style-name="P347"><text:span text:style-name="T347_1">B</text:span><text:span text:style-name="T347_2">01100010<text:tab/></text:span><text:span text:style-name="T347_3">LITERAL</text:span><text:span text:style-name="T347_4">1</text:span></text:p>
      <text:p text:style-name="P348"><text:span text:style-name="T348_1">B</text:span><text:span text:style-name="T348_2">1100011<text:tab/></text:span><text:span text:style-name="T348_3">LITERAL</text:span><text:span text:style-name="T348_4">1</text:span></text:p>
      <text:p text:style-name="P349"><text:span text:style-name="T349_1">B</text:span><text:span text:style-name="T349_2">01100011<text:tab/></text:span><text:span text:style-name="T349_3">LITERAL</text:span><text:span text:style-name="T349_4">1</text:span></text:p>
      <text:p text:style-name="P350"><text:span text:style-name="T350_1">B</text:span><text:span text:style-name="T350_2">1100100<text:tab/></text:span><text:span text:style-name="T350_3">LITERAL</text:span><text:span text:style-name="T350_4">1</text:span></text:p>
      <text:p text:style-name="P351"><text:span text:style-name="T351_1">B</text:span><text:span text:style-name="T351_2">01100100<text:tab/></text:span><text:span text:style-name="T351_3">LITERAL</text:span><text:span text:style-name="T351_4">1</text:span></text:p>
      <text:p text:style-name="P352"><text:span text:style-name="T352_1">B</text:span><text:span text:style-name="T352_2">1100101<text:tab/></text:span><text:span text:style-name="T352_3">LITERAL</text:span><text:span text:style-name="T352_4">1</text:span></text:p>
      <text:p text:style-name="P353"><text:span text:style-name="T353_1">B</text:span><text:span text:style-name="T353_2">01100101<text:tab/></text:span><text:span text:style-name="T353_3">LITERAL</text:span><text:span text:style-name="T353_4">1</text:span></text:p>
      <text:p text:style-name="P354"><text:span text:style-name="T354_1">B</text:span><text:span text:style-name="T354_2">1100110<text:tab/></text:span><text:span text:style-name="T354_3">LITERAL</text:span><text:span text:style-name="T354_4">1</text:span></text:p>
      <text:p text:style-name="P355"><text:span text:style-name="T355_1">B</text:span><text:span text:style-name="T355_2">01100110<text:tab/></text:span><text:span text:style-name="T355_3">LITERAL</text:span><text:span text:style-name="T355_4">1</text:span></text:p>
      <text:p text:style-name="P356"><text:span text:style-name="T356_1">B</text:span><text:span text:style-name="T356_2">1100111<text:tab/></text:span><text:span text:style-name="T356_3">LITERAL</text:span><text:span text:style-name="T356_4">1</text:span></text:p>
      <text:p text:style-name="P357"><text:span text:style-name="T357_1">B</text:span><text:span text:style-name="T357_2">01100111<text:tab/></text:span><text:span text:style-name="T357_3">LITERAL</text:span><text:span text:style-name="T357_4">1</text:span></text:p>
      <text:p text:style-name="P358"><text:span text:style-name="T358_1">B</text:span><text:span text:style-name="T358_2">1101000<text:tab/></text:span><text:span text:style-name="T358_3">LITERAL</text:span><text:span text:style-name="T358_4">1</text:span></text:p>
      <text:p text:style-name="P359"><text:span text:style-name="T359_1">B</text:span><text:span text:style-name="T359_2">01101000<text:tab/></text:span><text:span text:style-name="T359_3">LITERAL</text:span><text:span text:style-name="T359_4">1</text:span></text:p>
      <text:p text:style-name="P360"><text:span text:style-name="T360_1">B</text:span><text:span text:style-name="T360_2">1101001<text:tab/></text:span><text:span text:style-name="T360_3">LITERAL</text:span><text:span text:style-name="T360_4">1</text:span></text:p>
      <text:p text:style-name="P361"><text:span text:style-name="T361_1">B</text:span><text:span text:style-name="T361_2">01101001<text:tab/></text:span><text:span text:style-name="T361_3">LITERAL</text:span><text:span text:style-name="T361_4">1</text:span></text:p>
      <text:p text:style-name="P362"><text:span text:style-name="T362_1">B</text:span><text:span text:style-name="T362_2">1101010<text:tab/></text:span><text:span text:style-name="T362_3">LITERAL</text:span><text:span text:style-name="T362_4">1</text:span></text:p>
      <text:p text:style-name="P363"><text:span text:style-name="T363_1">B</text:span><text:span text:style-name="T363_2">01101010<text:tab/></text:span><text:span text:style-name="T363_3">LITERAL</text:span><text:span text:style-name="T363_4">1</text:span></text:p>
      <text:p text:style-name="P364"><text:span text:style-name="T364_1">B</text:span><text:span text:style-name="T364_2">1101011<text:tab/></text:span><text:span text:style-name="T364_3">LITERAL</text:span><text:span text:style-name="T364_4">1</text:span></text:p>
      <text:p text:style-name="P365"><text:span text:style-name="T365_1">B</text:span><text:span text:style-name="T365_2">01101011<text:tab/></text:span><text:span text:style-name="T365_3">LITERAL</text:span><text:span text:style-name="T365_4">1</text:span></text:p>
      <text:p text:style-name="P366"><text:span text:style-name="T366_1">B</text:span><text:span text:style-name="T366_2">1101100<text:tab/></text:span><text:span text:style-name="T366_3">LITERAL</text:span><text:span text:style-name="T366_4">1</text:span></text:p>
      <text:p text:style-name="P367"><text:span text:style-name="T367_1">B</text:span><text:span text:style-name="T367_2">01101100<text:tab/></text:span><text:span text:style-name="T367_3">LITERAL</text:span><text:span text:style-name="T367_4">1</text:span></text:p>
      <text:p text:style-name="P368"><text:span text:style-name="T368_1">B</text:span><text:span text:style-name="T368_2">1101101<text:tab/></text:span><text:span text:style-name="T368_3">LITERAL</text:span><text:span text:style-name="T368_4">1</text:span></text:p>
      <text:p text:style-name="P369"><text:span text:style-name="T369_1">B</text:span><text:span text:style-name="T369_2">01101101<text:tab/></text:span><text:span text:style-name="T369_3">LITERAL</text:span><text:span text:style-name="T369_4">1</text:span></text:p>
      <text:p text:style-name="P370"><text:span text:style-name="T370_1">B</text:span><text:span text:style-name="T370_2">1101110<text:tab/></text:span><text:span text:style-name="T370_3">LITERAL</text:span><text:span text:style-name="T370_4">1</text:span></text:p>
      <text:p text:style-name="P371"><text:span text:style-name="T371_1">B</text:span><text:span text:style-name="T371_2">01101110<text:tab/></text:span><text:span text:style-name="T371_3">LITERAL</text:span><text:span text:style-name="T371_4">1</text:span></text:p>
      <text:p text:style-name="P372"><text:span text:style-name="T372_1">B</text:span><text:span text:style-name="T372_2">1101111<text:tab/></text:span><text:span text:style-name="T372_3">LITERAL</text:span><text:span text:style-name="T372_4">1</text:span></text:p>
      <text:p text:style-name="P373"><text:span text:style-name="T373_1">B</text:span><text:span text:style-name="T373_2">01101111<text:tab/></text:span><text:span text:style-name="T373_3">LITERAL</text:span><text:span text:style-name="T373_4">1</text:span></text:p>
      <text:p text:style-name="P374"><text:span text:style-name="T374_1">B</text:span><text:span text:style-name="T374_2">1110000<text:tab/></text:span><text:span text:style-name="T374_3">LITERAL</text:span><text:span text:style-name="T374_4">1</text:span></text:p>
      <text:p text:style-name="P375"><text:span text:style-name="T375_1">B</text:span><text:span text:style-name="T375_2">01110000<text:tab/></text:span><text:span text:style-name="T375_3">LITERAL</text:span><text:span text:style-name="T375_4">1</text:span></text:p>
      <text:p text:style-name="P376"><text:span text:style-name="T376_1">B</text:span><text:span text:style-name="T376_2">1110001<text:tab/></text:span><text:span text:style-name="T376_3">LITERAL</text:span><text:span text:style-name="T376_4">1</text:span></text:p>
      <text:p text:style-name="P377"><text:span text:style-name="T377_1">B</text:span><text:span text:style-name="T377_2">01110001<text:tab/></text:span><text:span text:style-name="T377_3">LITERAL</text:span><text:span text:style-name="T377_4">1</text:span></text:p>
      <text:p text:style-name="P378"><text:span text:style-name="T378_1">B</text:span><text:span text:style-name="T378_2">1110010<text:tab/></text:span><text:span text:style-name="T378_3">LITERAL</text:span><text:span text:style-name="T378_4">1</text:span></text:p>
      <text:p text:style-name="P379"><text:span text:style-name="T379_1">B</text:span><text:span text:style-name="T379_2">01110010<text:tab/></text:span><text:span text:style-name="T379_3">LITERAL</text:span><text:span text:style-name="T379_4">1</text:span></text:p>
      <text:p text:style-name="P380"><text:span text:style-name="T380_1">B</text:span><text:span text:style-name="T380_2">1110011<text:tab/></text:span><text:span text:style-name="T380_3">LITERAL</text:span><text:span text:style-name="T380_4">1</text:span></text:p>
      <text:p text:style-name="P381"><text:span text:style-name="T381_1">B</text:span><text:span text:style-name="T381_2">01110011<text:tab/></text:span><text:span text:style-name="T381_3">LITERAL</text:span><text:span text:style-name="T381_4">1</text:span></text:p>
      <text:p text:style-name="P382"><text:span text:style-name="T382_1">B</text:span><text:span text:style-name="T382_2">1110100<text:tab/></text:span><text:span text:style-name="T382_3">LITERAL</text:span><text:span text:style-name="T382_4">1</text:span></text:p>
      <text:p text:style-name="P383"><text:span text:style-name="T383_1">B</text:span><text:span text:style-name="T383_2">01110100<text:tab/></text:span><text:span text:style-name="T383_3">LITERAL</text:span><text:span text:style-name="T383_4">1</text:span></text:p>
      <text:p text:style-name="P384"><text:span text:style-name="T384_1">B</text:span><text:span text:style-name="T384_2">1110101<text:tab/></text:span><text:span text:style-name="T384_3">LITERAL</text:span><text:span text:style-name="T384_4">1</text:span></text:p>
      <text:p text:style-name="P385"><text:span text:style-name="T385_1">B</text:span><text:span text:style-name="T385_2">01110101<text:tab/></text:span><text:span text:style-name="T385_3">LITERAL</text:span><text:span text:style-name="T385_4">1</text:span></text:p>
      <text:p text:style-name="P386"><text:span text:style-name="T386_1">B</text:span><text:span text:style-name="T386_2">1110110<text:tab/></text:span><text:span text:style-name="T386_3">LITERAL</text:span><text:span text:style-name="T386_4">1</text:span></text:p>
      <text:p text:style-name="P387"><text:span text:style-name="T387_1">B</text:span><text:span text:style-name="T387_2">01110110<text:tab/></text:span><text:span text:style-name="T387_3">LITERAL</text:span><text:span text:style-name="T387_4">1</text:span></text:p>
      <text:p text:style-name="P388"><text:span text:style-name="T388_1">B</text:span><text:span text:style-name="T388_2">1110111<text:tab/></text:span><text:span text:style-name="T388_3">LITERAL</text:span><text:span text:style-name="T388_4">1</text:span></text:p>
      <text:p text:style-name="P389"><text:span text:style-name="T389_1">B</text:span><text:span text:style-name="T389_2">01110111<text:tab/></text:span><text:span text:style-name="T389_3">LITERAL</text:span><text:span text:style-name="T389_4">1</text:span></text:p>
      <text:p text:style-name="P390"><text:span text:style-name="T390_1">B</text:span><text:span text:style-name="T390_2">1111000<text:tab/></text:span><text:span text:style-name="T390_3">LITERAL</text:span><text:span text:style-name="T390_4">1</text:span></text:p>
      <text:p text:style-name="P391"><text:span text:style-name="T391_1">B</text:span><text:span text:style-name="T391_2">01111000<text:tab/></text:span><text:span text:style-name="T391_3">LITERAL</text:span><text:span text:style-name="T391_4">1</text:span></text:p>
      <text:p text:style-name="P392"><text:span text:style-name="T392_1">B</text:span><text:span text:style-name="T392_2">1111001<text:tab/></text:span><text:span text:style-name="T392_3">LITERAL</text:span><text:span text:style-name="T392_4">1</text:span></text:p>
      <text:p text:style-name="P393"><text:span text:style-name="T393_1">B</text:span><text:span text:style-name="T393_2">01111001<text:tab/></text:span><text:span text:style-name="T393_3">LITERAL</text:span><text:span text:style-name="T393_4">1</text:span></text:p>
      <text:p text:style-name="P394"><text:span text:style-name="T394_1">B</text:span><text:span text:style-name="T394_2">1111010<text:tab/></text:span><text:span text:style-name="T394_3">LITERAL</text:span><text:span text:style-name="T394_4">1</text:span></text:p>
      <text:p text:style-name="P395"><text:span text:style-name="T395_1">B</text:span><text:span text:style-name="T395_2">01111010<text:tab/></text:span><text:span text:style-name="T395_3">LITERAL</text:span><text:span text:style-name="T395_4">1</text:span></text:p>
      <text:p text:style-name="P396"><text:span text:style-name="T396_1">B</text:span><text:span text:style-name="T396_2">1111011<text:tab/></text:span><text:span text:style-name="T396_3">LITERAL</text:span><text:span text:style-name="T396_4">1</text:span></text:p>
      <text:p text:style-name="P397"><text:span text:style-name="T397_1">B</text:span><text:span text:style-name="T397_2">01111011<text:tab/></text:span><text:span text:style-name="T397_3">LITERAL</text:span><text:span text:style-name="T397_4">1</text:span></text:p>
      <text:p text:style-name="P398"><text:span text:style-name="T398_1">B</text:span><text:span text:style-name="T398_2">1111100<text:tab/></text:span><text:span text:style-name="T398_3">LITERAL</text:span><text:span text:style-name="T398_4">1</text:span></text:p>
      <text:p text:style-name="P399"><text:span text:style-name="T399_1">B</text:span><text:span text:style-name="T399_2">01111100<text:tab/></text:span><text:span text:style-name="T399_3">LITERAL</text:span><text:span text:style-name="T399_4">1</text:span></text:p>
      <text:p text:style-name="P400"><text:span text:style-name="T400_1">B</text:span><text:span text:style-name="T400_2">1111101<text:tab/></text:span><text:span text:style-name="T400_3">LITERAL</text:span><text:span text:style-name="T400_4">1</text:span></text:p>
      <text:p text:style-name="P401"><text:span text:style-name="T401_1">B</text:span><text:span text:style-name="T401_2">01111101<text:tab/></text:span><text:span text:style-name="T401_3">LITERAL</text:span><text:span text:style-name="T401_4">1</text:span></text:p>
      <text:p text:style-name="P402"><text:span text:style-name="T402_1">B</text:span><text:span text:style-name="T402_2">1111110<text:tab/></text:span><text:span text:style-name="T402_3">LITERAL</text:span><text:span text:style-name="T402_4">1</text:span></text:p>
      <text:p text:style-name="P403"><text:span text:style-name="T403_1">B</text:span><text:span text:style-name="T403_2">01111110<text:tab/></text:span><text:span text:style-name="T403_3">LITERAL</text:span><text:span text:style-name="T403_4">1</text:span></text:p>
      <text:p text:style-name="P404"><text:span text:style-name="T404_1">B</text:span><text:span text:style-name="T404_2">1111111<text:tab/></text:span><text:span text:style-name="T404_3">LITERAL</text:span><text:span text:style-name="T404_4">1</text:span></text:p>
      <text:p text:style-name="P405"><text:span text:style-name="T405_1">B</text:span><text:span text:style-name="T405_2">01111111<text:tab/></text:span><text:span text:style-name="T405_3">LITERAL</text:span><text:span text:style-name="T405_4">1</text:span></text:p>
      <text:p text:style-name="P406"><text:span text:style-name="T406_1">B</text:span><text:span text:style-name="T406_2">10000000<text:tab/></text:span><text:span text:style-name="T406_3">LITERAL</text:span><text:span text:style-name="T406_4">1</text:span></text:p>
      <text:p text:style-name="P407"><text:span text:style-name="T407_1">B</text:span><text:span text:style-name="T407_2">10000001<text:tab/></text:span><text:span text:style-name="T407_3">LITERAL</text:span><text:span text:style-name="T407_4">1</text:span></text:p>
      <text:p text:style-name="P408"><text:span text:style-name="T408_1">B</text:span><text:span text:style-name="T408_2">10000010<text:tab/></text:span><text:span text:style-name="T408_3">LITERAL</text:span><text:span text:style-name="T408_4">1</text:span></text:p>
      <text:p text:style-name="P409"><text:span text:style-name="T409_1">B</text:span><text:span text:style-name="T409_2">10000011<text:tab/></text:span><text:span text:style-name="T409_3">LITERAL</text:span><text:span text:style-name="T409_4">1</text:span></text:p>
      <text:p text:style-name="P410"><text:span text:style-name="T410_1">B</text:span><text:span text:style-name="T410_2">10000100<text:tab/></text:span><text:span text:style-name="T410_3">LITERAL</text:span><text:span text:style-name="T410_4">1</text:span></text:p>
      <text:p text:style-name="P411"><text:span text:style-name="T411_1">B</text:span><text:span text:style-name="T411_2">10000101<text:tab/></text:span><text:span text:style-name="T411_3">LITERAL</text:span><text:span text:style-name="T411_4">1</text:span></text:p>
      <text:p text:style-name="P412"><text:span text:style-name="T412_1">B</text:span><text:span text:style-name="T412_2">10000110<text:tab/></text:span><text:span text:style-name="T412_3">LITERAL</text:span><text:span text:style-name="T412_4">1</text:span></text:p>
      <text:p text:style-name="P413"><text:span text:style-name="T413_1">B</text:span><text:span text:style-name="T413_2">10000111<text:tab/></text:span><text:span text:style-name="T413_3">LITERAL</text:span><text:span text:style-name="T413_4">1</text:span></text:p>
      <text:p text:style-name="P414"><text:span text:style-name="T414_1">B</text:span><text:span text:style-name="T414_2">10001000<text:tab/></text:span><text:span text:style-name="T414_3">LITERAL</text:span><text:span text:style-name="T414_4">1</text:span></text:p>
      <text:p text:style-name="P415"><text:span text:style-name="T415_1">B</text:span><text:span text:style-name="T415_2">10001001<text:tab/></text:span><text:span text:style-name="T415_3">LITERAL</text:span><text:span text:style-name="T415_4">1</text:span></text:p>
      <text:p text:style-name="P416"><text:span text:style-name="T416_1">B</text:span><text:span text:style-name="T416_2">10001010<text:tab/></text:span><text:span text:style-name="T416_3">LITERAL</text:span><text:span text:style-name="T416_4">1</text:span></text:p>
      <text:p text:style-name="P417"><text:span text:style-name="T417_1">B</text:span><text:span text:style-name="T417_2">10001011<text:tab/></text:span><text:span text:style-name="T417_3">LITERAL</text:span><text:span text:style-name="T417_4">1</text:span></text:p>
      <text:p text:style-name="P418"><text:span text:style-name="T418_1">B</text:span><text:span text:style-name="T418_2">10001100<text:tab/></text:span><text:span text:style-name="T418_3">LITERAL</text:span><text:span text:style-name="T418_4">1</text:span></text:p>
      <text:p text:style-name="P419"><text:span text:style-name="T419_1">B</text:span><text:span text:style-name="T419_2">10001101<text:tab/></text:span><text:span text:style-name="T419_3">LITERAL</text:span><text:span text:style-name="T419_4">1</text:span></text:p>
      <text:p text:style-name="P420"><text:span text:style-name="T420_1">B</text:span><text:span text:style-name="T420_2">10001110<text:tab/></text:span><text:span text:style-name="T420_3">LITERAL</text:span><text:span text:style-name="T420_4">1</text:span></text:p>
      <text:p text:style-name="P421"><text:span text:style-name="T421_1">B</text:span><text:span text:style-name="T421_2">10001111<text:tab/></text:span><text:span text:style-name="T421_3">LITERAL</text:span><text:span text:style-name="T421_4">1</text:span></text:p>
      <text:p text:style-name="P422"><text:span text:style-name="T422_1">B</text:span><text:span text:style-name="T422_2">10010000<text:tab/></text:span><text:span text:style-name="T422_3">LITERAL</text:span><text:span text:style-name="T422_4">1</text:span></text:p>
      <text:p text:style-name="P423"><text:span text:style-name="T423_1">B</text:span><text:span text:style-name="T423_2">10010001<text:tab/></text:span><text:span text:style-name="T423_3">LITERAL</text:span><text:span text:style-name="T423_4">1</text:span></text:p>
      <text:p text:style-name="P424"><text:span text:style-name="T424_1">B</text:span><text:span text:style-name="T424_2">10010010<text:tab/></text:span><text:span text:style-name="T424_3">LITERAL</text:span><text:span text:style-name="T424_4">1</text:span></text:p>
      <text:p text:style-name="P425"><text:span text:style-name="T425_1">B</text:span><text:span text:style-name="T425_2">10010011<text:tab/></text:span><text:span text:style-name="T425_3">LITERAL</text:span><text:span text:style-name="T425_4">1</text:span></text:p>
      <text:p text:style-name="P426"><text:span text:style-name="T426_1">B</text:span><text:span text:style-name="T426_2">10010100<text:tab/></text:span><text:span text:style-name="T426_3">LITERAL</text:span><text:span text:style-name="T426_4">1</text:span></text:p>
      <text:p text:style-name="P427"><text:span text:style-name="T427_1">B</text:span><text:span text:style-name="T427_2">10010101<text:tab/></text:span><text:span text:style-name="T427_3">LITERAL</text:span><text:span text:style-name="T427_4">1</text:span></text:p>
      <text:p text:style-name="P428"><text:span text:style-name="T428_1">B</text:span><text:span text:style-name="T428_2">10010110<text:tab/></text:span><text:span text:style-name="T428_3">LITERAL</text:span><text:span text:style-name="T428_4">1</text:span></text:p>
      <text:p text:style-name="P429"><text:span text:style-name="T429_1">B</text:span><text:span text:style-name="T429_2">10010111<text:tab/></text:span><text:span text:style-name="T429_3">LITERAL</text:span><text:span text:style-name="T429_4">1</text:span></text:p>
      <text:p text:style-name="P430"><text:span text:style-name="T430_1">B</text:span><text:span text:style-name="T430_2">10011000<text:tab/></text:span><text:span text:style-name="T430_3">LITERAL</text:span><text:span text:style-name="T430_4">1</text:span></text:p>
      <text:p text:style-name="P431"><text:span text:style-name="T431_1">B</text:span><text:span text:style-name="T431_2">10011001<text:tab/></text:span><text:span text:style-name="T431_3">LITERAL</text:span><text:span text:style-name="T431_4">1</text:span></text:p>
      <text:p text:style-name="P432"><text:span text:style-name="T432_1">B</text:span><text:span text:style-name="T432_2">10011010<text:tab/></text:span><text:span text:style-name="T432_3">LITERAL</text:span><text:span text:style-name="T432_4">1</text:span></text:p>
      <text:p text:style-name="P433"><text:span text:style-name="T433_1">B</text:span><text:span text:style-name="T433_2">10011011<text:tab/></text:span><text:span text:style-name="T433_3">LITERAL</text:span><text:span text:style-name="T433_4">1</text:span></text:p>
      <text:p text:style-name="P434"><text:span text:style-name="T434_1">B</text:span><text:span text:style-name="T434_2">10011100<text:tab/></text:span><text:span text:style-name="T434_3">LITERAL</text:span><text:span text:style-name="T434_4">1</text:span></text:p>
      <text:p text:style-name="P435"><text:span text:style-name="T435_1">B</text:span><text:span text:style-name="T435_2">10011101<text:tab/></text:span><text:span text:style-name="T435_3">LITERAL</text:span><text:span text:style-name="T435_4">1</text:span></text:p>
      <text:p text:style-name="P436"><text:span text:style-name="T436_1">B</text:span><text:span text:style-name="T436_2">10011110<text:tab/></text:span><text:span text:style-name="T436_3">LITERAL</text:span><text:span text:style-name="T436_4">1</text:span></text:p>
      <text:p text:style-name="P437"><text:span text:style-name="T437_1">B</text:span><text:span text:style-name="T437_2">10011111<text:tab/></text:span><text:span text:style-name="T437_3">LITERAL</text:span><text:span text:style-name="T437_4">1</text:span></text:p>
      <text:p text:style-name="P438"><text:span text:style-name="T438_1">B</text:span><text:span text:style-name="T438_2">10100000<text:tab/></text:span><text:span text:style-name="T438_3">LITERAL</text:span><text:span text:style-name="T438_4">1</text:span></text:p>
      <text:p text:style-name="P439"><text:span text:style-name="T439_1">B</text:span><text:span text:style-name="T439_2">10100001<text:tab/></text:span><text:span text:style-name="T439_3">LITERAL</text:span><text:span text:style-name="T439_4">1</text:span></text:p>
      <text:p text:style-name="P440"><text:span text:style-name="T440_1">B</text:span><text:span text:style-name="T440_2">10100010<text:tab/></text:span><text:span text:style-name="T440_3">LITERAL</text:span><text:span text:style-name="T440_4">1</text:span></text:p>
      <text:p text:style-name="P441"><text:span text:style-name="T441_1">B</text:span><text:span text:style-name="T441_2">10100011<text:tab/></text:span><text:span text:style-name="T441_3">LITERAL</text:span><text:span text:style-name="T441_4">1</text:span></text:p>
      <text:p text:style-name="P442"><text:span text:style-name="T442_1">B</text:span><text:span text:style-name="T442_2">10100100<text:tab/></text:span><text:span text:style-name="T442_3">LITERAL</text:span><text:span text:style-name="T442_4">1</text:span></text:p>
      <text:p text:style-name="P443"><text:span text:style-name="T443_1">B</text:span><text:span text:style-name="T443_2">10100101<text:tab/></text:span><text:span text:style-name="T443_3">LITERAL</text:span><text:span text:style-name="T443_4">1</text:span></text:p>
      <text:p text:style-name="P444"><text:span text:style-name="T444_1">B</text:span><text:span text:style-name="T444_2">10100110<text:tab/></text:span><text:span text:style-name="T444_3">LITERAL</text:span><text:span text:style-name="T444_4">1</text:span></text:p>
      <text:p text:style-name="P445"><text:span text:style-name="T445_1">B</text:span><text:span text:style-name="T445_2">10100111<text:tab/></text:span><text:span text:style-name="T445_3">LITERAL</text:span><text:span text:style-name="T445_4">1</text:span></text:p>
      <text:p text:style-name="P446"><text:span text:style-name="T446_1">B</text:span><text:span text:style-name="T446_2">10101000<text:tab/></text:span><text:span text:style-name="T446_3">LITERAL</text:span><text:span text:style-name="T446_4">1</text:span></text:p>
      <text:p text:style-name="P447"><text:span text:style-name="T447_1">B</text:span><text:span text:style-name="T447_2">10101001<text:tab/></text:span><text:span text:style-name="T447_3">LITERAL</text:span><text:span text:style-name="T447_4">1</text:span></text:p>
      <text:p text:style-name="P448"><text:span text:style-name="T448_1">B</text:span><text:span text:style-name="T448_2">10101010<text:tab/></text:span><text:span text:style-name="T448_3">LITERAL</text:span><text:span text:style-name="T448_4">1</text:span></text:p>
      <text:p text:style-name="P449"><text:span text:style-name="T449_1">B</text:span><text:span text:style-name="T449_2">10101011<text:tab/></text:span><text:span text:style-name="T449_3">LITERAL</text:span><text:span text:style-name="T449_4">1</text:span></text:p>
      <text:p text:style-name="P450"><text:span text:style-name="T450_1">B</text:span><text:span text:style-name="T450_2">10101100<text:tab/></text:span><text:span text:style-name="T450_3">LITERAL</text:span><text:span text:style-name="T450_4">1</text:span></text:p>
      <text:p text:style-name="P451"><text:span text:style-name="T451_1">B</text:span><text:span text:style-name="T451_2">10101101<text:tab/></text:span><text:span text:style-name="T451_3">LITERAL</text:span><text:span text:style-name="T451_4">1</text:span></text:p>
      <text:p text:style-name="P452"><text:span text:style-name="T452_1">B</text:span><text:span text:style-name="T452_2">10101110<text:tab/></text:span><text:span text:style-name="T452_3">LITERAL</text:span><text:span text:style-name="T452_4">1</text:span></text:p>
      <text:p text:style-name="P453"><text:span text:style-name="T453_1">B</text:span><text:span text:style-name="T453_2">10101111<text:tab/></text:span><text:span text:style-name="T453_3">LITERAL</text:span><text:span text:style-name="T453_4">1</text:span></text:p>
      <text:p text:style-name="P454"><text:span text:style-name="T454_1">B</text:span><text:span text:style-name="T454_2">10110000<text:tab/></text:span><text:span text:style-name="T454_3">LITERAL</text:span><text:span text:style-name="T454_4">1</text:span></text:p>
      <text:p text:style-name="P455"><text:span text:style-name="T455_1">B</text:span><text:span text:style-name="T455_2">10110001<text:tab/></text:span><text:span text:style-name="T455_3">LITERAL</text:span><text:span text:style-name="T455_4">1</text:span></text:p>
      <text:p text:style-name="P456"><text:span text:style-name="T456_1">B</text:span><text:span text:style-name="T456_2">10110010<text:tab/></text:span><text:span text:style-name="T456_3">LITERAL</text:span><text:span text:style-name="T456_4">1</text:span></text:p>
      <text:p text:style-name="P457"><text:span text:style-name="T457_1">B</text:span><text:span text:style-name="T457_2">10110011<text:tab/></text:span><text:span text:style-name="T457_3">LITERAL</text:span><text:span text:style-name="T457_4">1</text:span></text:p>
      <text:p text:style-name="P458"><text:span text:style-name="T458_1">B</text:span><text:span text:style-name="T458_2">10110100<text:tab/></text:span><text:span text:style-name="T458_3">LITERAL</text:span><text:span text:style-name="T458_4">1</text:span></text:p>
      <text:p text:style-name="P459"><text:span text:style-name="T459_1">B</text:span><text:span text:style-name="T459_2">10110101<text:tab/></text:span><text:span text:style-name="T459_3">LITERAL</text:span><text:span text:style-name="T459_4">1</text:span></text:p>
      <text:p text:style-name="P460"><text:span text:style-name="T460_1">B</text:span><text:span text:style-name="T460_2">10110110<text:tab/></text:span><text:span text:style-name="T460_3">LITERAL</text:span><text:span text:style-name="T460_4">1</text:span></text:p>
      <text:p text:style-name="P461"><text:span text:style-name="T461_1">B</text:span><text:span text:style-name="T461_2">10110111<text:tab/></text:span><text:span text:style-name="T461_3">LITERAL</text:span><text:span text:style-name="T461_4">1</text:span></text:p>
      <text:p text:style-name="P462"><text:span text:style-name="T462_1">B</text:span><text:span text:style-name="T462_2">10111000<text:tab/></text:span><text:span text:style-name="T462_3">LITERAL</text:span><text:span text:style-name="T462_4">1</text:span></text:p>
      <text:p text:style-name="P463"><text:span text:style-name="T463_1">B</text:span><text:span text:style-name="T463_2">10111001<text:tab/></text:span><text:span text:style-name="T463_3">LITERAL</text:span><text:span text:style-name="T463_4">1</text:span></text:p>
      <text:p text:style-name="P464"><text:span text:style-name="T464_1">B</text:span><text:span text:style-name="T464_2">10111010<text:tab/></text:span><text:span text:style-name="T464_3">LITERAL</text:span><text:span text:style-name="T464_4">1</text:span></text:p>
      <text:p text:style-name="P465"><text:span text:style-name="T465_1">B</text:span><text:span text:style-name="T465_2">10111011<text:tab/></text:span><text:span text:style-name="T465_3">LITERAL</text:span><text:span text:style-name="T465_4">1</text:span></text:p>
      <text:p text:style-name="P466"><text:span text:style-name="T466_1">B</text:span><text:span text:style-name="T466_2">10111100<text:tab/></text:span><text:span text:style-name="T466_3">LITERAL</text:span><text:span text:style-name="T466_4">1</text:span></text:p>
      <text:p text:style-name="P467"><text:span text:style-name="T467_1">B</text:span><text:span text:style-name="T467_2">10111101<text:tab/></text:span><text:span text:style-name="T467_3">LITERAL</text:span><text:span text:style-name="T467_4">1</text:span></text:p>
      <text:p text:style-name="P468"><text:span text:style-name="T468_1">B</text:span><text:span text:style-name="T468_2">10111110<text:tab/></text:span><text:span text:style-name="T468_3">LITERAL</text:span><text:span text:style-name="T468_4">1</text:span></text:p>
      <text:p text:style-name="P469"><text:span text:style-name="T469_1">B</text:span><text:span text:style-name="T469_2">10111111<text:tab/></text:span><text:span text:style-name="T469_3">LITERAL</text:span><text:span text:style-name="T469_4">1</text:span></text:p>
      <text:p text:style-name="P470"><text:span text:style-name="T470_1">B</text:span><text:span text:style-name="T470_2">11000000<text:tab/></text:span><text:span text:style-name="T470_3">LITERAL</text:span><text:span text:style-name="T470_4">1</text:span></text:p>
      <text:p text:style-name="P471"><text:span text:style-name="T471_1">B</text:span><text:span text:style-name="T471_2">11000001<text:tab/></text:span><text:span text:style-name="T471_3">LITERAL</text:span><text:span text:style-name="T471_4">1</text:span></text:p>
      <text:p text:style-name="P472"><text:span text:style-name="T472_1">B</text:span><text:span text:style-name="T472_2">11000010<text:tab/></text:span><text:span text:style-name="T472_3">LITERAL</text:span><text:span text:style-name="T472_4">1</text:span></text:p>
      <text:p text:style-name="P473"><text:span text:style-name="T473_1">B</text:span><text:span text:style-name="T473_2">11000011<text:tab/></text:span><text:span text:style-name="T473_3">LITERAL</text:span><text:span text:style-name="T473_4">1</text:span></text:p>
      <text:p text:style-name="P474"><text:span text:style-name="T474_1">B</text:span><text:span text:style-name="T474_2">11000100<text:tab/></text:span><text:span text:style-name="T474_3">LITERAL</text:span><text:span text:style-name="T474_4">1</text:span></text:p>
      <text:p text:style-name="P475"><text:span text:style-name="T475_1">B</text:span><text:span text:style-name="T475_2">11000101<text:tab/></text:span><text:span text:style-name="T475_3">LITERAL</text:span><text:span text:style-name="T475_4">1</text:span></text:p>
      <text:p text:style-name="P476"><text:span text:style-name="T476_1">B</text:span><text:span text:style-name="T476_2">11000110<text:tab/></text:span><text:span text:style-name="T476_3">LITERAL</text:span><text:span text:style-name="T476_4">1</text:span></text:p>
      <text:p text:style-name="P477"><text:span text:style-name="T477_1">B</text:span><text:span text:style-name="T477_2">11000111<text:tab/></text:span><text:span text:style-name="T477_3">LITERAL</text:span><text:span text:style-name="T477_4">1</text:span></text:p>
      <text:p text:style-name="P478"><text:span text:style-name="T478_1">B</text:span><text:span text:style-name="T478_2">11001000<text:tab/></text:span><text:span text:style-name="T478_3">LITERAL</text:span><text:span text:style-name="T478_4">1</text:span></text:p>
      <text:p text:style-name="P479"><text:span text:style-name="T479_1">B</text:span><text:span text:style-name="T479_2">11001001<text:tab/></text:span><text:span text:style-name="T479_3">LITERAL</text:span><text:span text:style-name="T479_4">1</text:span></text:p>
      <text:p text:style-name="P480"><text:span text:style-name="T480_1">B</text:span><text:span text:style-name="T480_2">11001010<text:tab/></text:span><text:span text:style-name="T480_3">LITERAL</text:span><text:span text:style-name="T480_4">1</text:span></text:p>
      <text:p text:style-name="P481"><text:span text:style-name="T481_1">B</text:span><text:span text:style-name="T481_2">11001011<text:tab/></text:span><text:span text:style-name="T481_3">LITERAL</text:span><text:span text:style-name="T481_4">1</text:span></text:p>
      <text:p text:style-name="P482"><text:span text:style-name="T482_1">B</text:span><text:span text:style-name="T482_2">11001100<text:tab/></text:span><text:span text:style-name="T482_3">LITERAL</text:span><text:span text:style-name="T482_4">1</text:span></text:p>
      <text:p text:style-name="P483"><text:span text:style-name="T483_1">B</text:span><text:span text:style-name="T483_2">11001101<text:tab/></text:span><text:span text:style-name="T483_3">LITERAL</text:span><text:span text:style-name="T483_4">1</text:span></text:p>
      <text:p text:style-name="P484"><text:span text:style-name="T484_1">B</text:span><text:span text:style-name="T484_2">11001110<text:tab/></text:span><text:span text:style-name="T484_3">LITERAL</text:span><text:span text:style-name="T484_4">1</text:span></text:p>
      <text:p text:style-name="P485"><text:span text:style-name="T485_1">B</text:span><text:span text:style-name="T485_2">11001111<text:tab/></text:span><text:span text:style-name="T485_3">LITERAL</text:span><text:span text:style-name="T485_4">1</text:span></text:p>
      <text:p text:style-name="P486"><text:span text:style-name="T486_1">B</text:span><text:span text:style-name="T486_2">11010000<text:tab/></text:span><text:span text:style-name="T486_3">LITERAL</text:span><text:span text:style-name="T486_4">1</text:span></text:p>
      <text:p text:style-name="P487"><text:span text:style-name="T487_1">B</text:span><text:span text:style-name="T487_2">11010001<text:tab/></text:span><text:span text:style-name="T487_3">LITERAL</text:span><text:span text:style-name="T487_4">1</text:span></text:p>
      <text:p text:style-name="P488"><text:span text:style-name="T488_1">B</text:span><text:span text:style-name="T488_2">11010010<text:tab/></text:span><text:span text:style-name="T488_3">LITERAL</text:span><text:span text:style-name="T488_4">1</text:span></text:p>
      <text:p text:style-name="P489"><text:span text:style-name="T489_1">B</text:span><text:span text:style-name="T489_2">11010011<text:tab/></text:span><text:span text:style-name="T489_3">LITERAL</text:span><text:span text:style-name="T489_4">1</text:span></text:p>
      <text:p text:style-name="P490"><text:span text:style-name="T490_1">B</text:span><text:span text:style-name="T490_2">11010100<text:tab/></text:span><text:span text:style-name="T490_3">LITERAL</text:span><text:span text:style-name="T490_4">1</text:span></text:p>
      <text:p text:style-name="P491"><text:span text:style-name="T491_1">B</text:span><text:span text:style-name="T491_2">11010101<text:tab/></text:span><text:span text:style-name="T491_3">LITERAL</text:span><text:span text:style-name="T491_4">1</text:span></text:p>
      <text:p text:style-name="P492"><text:span text:style-name="T492_1">B</text:span><text:span text:style-name="T492_2">11010110<text:tab/></text:span><text:span text:style-name="T492_3">LITERAL</text:span><text:span text:style-name="T492_4">1</text:span></text:p>
      <text:p text:style-name="P493"><text:span text:style-name="T493_1">B</text:span><text:span text:style-name="T493_2">11010111<text:tab/></text:span><text:span text:style-name="T493_3">LITERAL</text:span><text:span text:style-name="T493_4">1</text:span></text:p>
      <text:p text:style-name="P494"><text:span text:style-name="T494_1">B</text:span><text:span text:style-name="T494_2">11011000<text:tab/></text:span><text:span text:style-name="T494_3">LITERAL</text:span><text:span text:style-name="T494_4">1</text:span></text:p>
      <text:p text:style-name="P495"><text:span text:style-name="T495_1">B</text:span><text:span text:style-name="T495_2">11011001<text:tab/></text:span><text:span text:style-name="T495_3">LITERAL</text:span><text:span text:style-name="T495_4">1</text:span></text:p>
      <text:p text:style-name="P496"><text:span text:style-name="T496_1">B</text:span><text:span text:style-name="T496_2">11011010<text:tab/></text:span><text:span text:style-name="T496_3">LITERAL</text:span><text:span text:style-name="T496_4">1</text:span></text:p>
      <text:p text:style-name="P497"><text:span text:style-name="T497_1">B</text:span><text:span text:style-name="T497_2">11011011<text:tab/></text:span><text:span text:style-name="T497_3">LITERAL</text:span><text:span text:style-name="T497_4">1</text:span></text:p>
      <text:p text:style-name="P498"><text:span text:style-name="T498_1">B</text:span><text:span text:style-name="T498_2">11011100<text:tab/></text:span><text:span text:style-name="T498_3">LITERAL</text:span><text:span text:style-name="T498_4">1</text:span></text:p>
      <text:p text:style-name="P499"><text:span text:style-name="T499_1">B</text:span><text:span text:style-name="T499_2">11011101<text:tab/></text:span><text:span text:style-name="T499_3">LITERAL</text:span><text:span text:style-name="T499_4">1</text:span></text:p>
      <text:p text:style-name="P500"><text:span text:style-name="T500_1">B</text:span><text:span text:style-name="T500_2">11011110<text:tab/></text:span><text:span text:style-name="T500_3">LITERAL</text:span><text:span text:style-name="T500_4">1</text:span></text:p>
      <text:p text:style-name="P501"><text:span text:style-name="T501_1">B</text:span><text:span text:style-name="T501_2">11011111<text:tab/></text:span><text:span text:style-name="T501_3">LITERAL</text:span><text:span text:style-name="T501_4">1</text:span></text:p>
      <text:p text:style-name="P502"><text:span text:style-name="T502_1">B</text:span><text:span text:style-name="T502_2">11100000<text:tab/></text:span><text:span text:style-name="T502_3">LITERAL</text:span><text:span text:style-name="T502_4">1</text:span></text:p>
      <text:p text:style-name="P503"><text:span text:style-name="T503_1">B</text:span><text:span text:style-name="T503_2">11100001<text:tab/></text:span><text:span text:style-name="T503_3">LITERAL</text:span><text:span text:style-name="T503_4">1</text:span></text:p>
      <text:p text:style-name="P504"><text:span text:style-name="T504_1">B</text:span><text:span text:style-name="T504_2">11100010<text:tab/></text:span><text:span text:style-name="T504_3">LITERAL</text:span><text:span text:style-name="T504_4">1</text:span></text:p>
      <text:p text:style-name="P505"><text:span text:style-name="T505_1">B</text:span><text:span text:style-name="T505_2">11100011<text:tab/></text:span><text:span text:style-name="T505_3">LITERAL</text:span><text:span text:style-name="T505_4">1</text:span></text:p>
      <text:p text:style-name="P506"><text:span text:style-name="T506_1">B</text:span><text:span text:style-name="T506_2">11100100<text:tab/></text:span><text:span text:style-name="T506_3">LITERAL</text:span><text:span text:style-name="T506_4">1</text:span></text:p>
      <text:p text:style-name="P507"><text:span text:style-name="T507_1">B</text:span><text:span text:style-name="T507_2">11100101<text:tab/></text:span><text:span text:style-name="T507_3">LITERAL</text:span><text:span text:style-name="T507_4">1</text:span></text:p>
      <text:p text:style-name="P508"><text:span text:style-name="T508_1">B</text:span><text:span text:style-name="T508_2">11100110<text:tab/></text:span><text:span text:style-name="T508_3">LITERAL</text:span><text:span text:style-name="T508_4">1</text:span></text:p>
      <text:p text:style-name="P509"><text:span text:style-name="T509_1">B</text:span><text:span text:style-name="T509_2">11100111<text:tab/></text:span><text:span text:style-name="T509_3">LITERAL</text:span><text:span text:style-name="T509_4">1</text:span></text:p>
      <text:p text:style-name="P510"><text:span text:style-name="T510_1">B</text:span><text:span text:style-name="T510_2">11101000<text:tab/></text:span><text:span text:style-name="T510_3">LITERAL</text:span><text:span text:style-name="T510_4">1</text:span></text:p>
      <text:p text:style-name="P511"><text:span text:style-name="T511_1">B</text:span><text:span text:style-name="T511_2">11101001<text:tab/></text:span><text:span text:style-name="T511_3">LITERAL</text:span><text:span text:style-name="T511_4">1</text:span></text:p>
      <text:p text:style-name="P512"><text:span text:style-name="T512_1">B</text:span><text:span text:style-name="T512_2">11101010<text:tab/></text:span><text:span text:style-name="T512_3">LITERAL</text:span><text:span text:style-name="T512_4">1</text:span></text:p>
      <text:p text:style-name="P513"><text:span text:style-name="T513_1">B</text:span><text:span text:style-name="T513_2">11101011<text:tab/></text:span><text:span text:style-name="T513_3">LITERAL</text:span><text:span text:style-name="T513_4">1</text:span></text:p>
      <text:p text:style-name="P514"><text:span text:style-name="T514_1">B</text:span><text:span text:style-name="T514_2">11101100<text:tab/></text:span><text:span text:style-name="T514_3">LITERAL</text:span><text:span text:style-name="T514_4">1</text:span></text:p>
      <text:p text:style-name="P515"><text:span text:style-name="T515_1">B</text:span><text:span text:style-name="T515_2">11101101<text:tab/></text:span><text:span text:style-name="T515_3">LITERAL</text:span><text:span text:style-name="T515_4">1</text:span></text:p>
      <text:p text:style-name="P516"><text:span text:style-name="T516_1">B</text:span><text:span text:style-name="T516_2">11101110<text:tab/></text:span><text:span text:style-name="T516_3">LITERAL</text:span><text:span text:style-name="T516_4">1</text:span></text:p>
      <text:p text:style-name="P517"><text:span text:style-name="T517_1">B</text:span><text:span text:style-name="T517_2">11101111<text:tab/></text:span><text:span text:style-name="T517_3">LITERAL</text:span><text:span text:style-name="T517_4">1</text:span></text:p>
      <text:p text:style-name="P518"><text:span text:style-name="T518_1">B</text:span><text:span text:style-name="T518_2">11110000<text:tab/></text:span><text:span text:style-name="T518_3">LITERAL</text:span><text:span text:style-name="T518_4">1</text:span></text:p>
      <text:p text:style-name="P519"><text:span text:style-name="T519_1">B</text:span><text:span text:style-name="T519_2">11110001<text:tab/></text:span><text:span text:style-name="T519_3">LITERAL</text:span><text:span text:style-name="T519_4">1</text:span></text:p>
      <text:p text:style-name="P520"><text:span text:style-name="T520_1">B</text:span><text:span text:style-name="T520_2">11110010<text:tab/></text:span><text:span text:style-name="T520_3">LITERAL</text:span><text:span text:style-name="T520_4">1</text:span></text:p>
      <text:p text:style-name="P521"><text:span text:style-name="T521_1">B</text:span><text:span text:style-name="T521_2">11110011<text:tab/></text:span><text:span text:style-name="T521_3">LITERAL</text:span><text:span text:style-name="T521_4">1</text:span></text:p>
      <text:p text:style-name="P522"><text:span text:style-name="T522_1">B</text:span><text:span text:style-name="T522_2">11110100<text:tab/></text:span><text:span text:style-name="T522_3">LITERAL</text:span><text:span text:style-name="T522_4">1</text:span></text:p>
      <text:p text:style-name="P523"><text:span text:style-name="T523_1">B</text:span><text:span text:style-name="T523_2">11110101<text:tab/></text:span><text:span text:style-name="T523_3">LITERAL</text:span><text:span text:style-name="T523_4">1</text:span></text:p>
      <text:p text:style-name="P524"><text:span text:style-name="T524_1">B</text:span><text:span text:style-name="T524_2">11110110<text:tab/></text:span><text:span text:style-name="T524_3">LITERAL</text:span><text:span text:style-name="T524_4">1</text:span></text:p>
      <text:p text:style-name="P525"><text:span text:style-name="T525_1">B</text:span><text:span text:style-name="T525_2">11110111<text:tab/></text:span><text:span text:style-name="T525_3">LITERAL</text:span><text:span text:style-name="T525_4">1</text:span></text:p>
      <text:p text:style-name="P526"><text:span text:style-name="T526_1">B</text:span><text:span text:style-name="T526_2">11111000<text:tab/></text:span><text:span text:style-name="T526_3">LITERAL</text:span><text:span text:style-name="T526_4">1</text:span></text:p>
      <text:p text:style-name="P527"><text:span text:style-name="T527_1">B</text:span><text:span text:style-name="T527_2">11111001<text:tab/></text:span><text:span text:style-name="T527_3">LITERAL</text:span><text:span text:style-name="T527_4">1</text:span></text:p>
      <text:p text:style-name="P528"><text:span text:style-name="T528_1">B</text:span><text:span text:style-name="T528_2">11111010<text:tab/></text:span><text:span text:style-name="T528_3">LITERAL</text:span><text:span text:style-name="T528_4">1</text:span></text:p>
      <text:p text:style-name="P529"><text:span text:style-name="T529_1">B</text:span><text:span text:style-name="T529_2">11111011<text:tab/></text:span><text:span text:style-name="T529_3">LITERAL</text:span><text:span text:style-name="T529_4">1</text:span></text:p>
      <text:p text:style-name="P530"><text:span text:style-name="T530_1">B</text:span><text:span text:style-name="T530_2">11111100<text:tab/></text:span><text:span text:style-name="T530_3">LITERAL</text:span><text:span text:style-name="T530_4">1</text:span></text:p>
      <text:p text:style-name="P531"><text:span text:style-name="T531_1">B</text:span><text:span text:style-name="T531_2">11111101<text:tab/></text:span><text:span text:style-name="T531_3">LITERAL</text:span><text:span text:style-name="T531_4">1</text:span></text:p>
      <text:p text:style-name="P532"><text:span text:style-name="T532_1">B</text:span><text:span text:style-name="T532_2">11111110<text:tab/></text:span><text:span text:style-name="T532_3">LITERAL</text:span><text:span text:style-name="T532_4">1</text:span></text:p>
      <text:p text:style-name="P533"><text:span text:style-name="T533_1">B</text:span><text:span text:style-name="T533_2">11111111<text:tab/></text:span><text:span text:style-name="T533_3">LITERAL</text:span><text:span text:style-name="T533_4">1</text:span></text:p>
      <text:p text:style-name="P534"/>
      <text:p text:style-name="P5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